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4" table:default-cell-style-name="ce5"/>
        <table:table-column table:style-name="co4" table:default-cell-style-name="ce5"/>
        <table:table-column table:style-name="co1" table:number-columns-repeated="9" table:default-cell-style-name="ce5"/>
        <table:table-column table:style-name="co5" table:default-cell-style-name="ce6"/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ACC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483" calcext:value-type="float">
            <text:p>0.510483</text:p>
          </table:table-cell>
          <table:table-cell office:value-type="float" office:value="0.513104" calcext:value-type="float">
            <text:p>0.513104</text:p>
          </table:table-cell>
          <table:table-cell office:value-type="float" office:value="0.552789" calcext:value-type="float">
            <text:p>0.552789</text:p>
          </table:table-cell>
          <table:table-cell office:value-type="float" office:value="0.49401" calcext:value-type="float">
            <text:p>0.494010</text:p>
          </table:table-cell>
          <table:table-cell office:value-type="float" office:value="0.561775" calcext:value-type="float">
            <text:p>0.561775</text:p>
          </table:table-cell>
          <table:table-cell office:value-type="float" office:value="0.553912" calcext:value-type="float">
            <text:p>0.553912</text:p>
          </table:table-cell>
          <table:table-cell office:value-type="float" office:value="0.558967" calcext:value-type="float">
            <text:p>0.558967</text:p>
          </table:table-cell>
          <table:table-cell office:value-type="float" office:value="0.476226" calcext:value-type="float">
            <text:p>0.476226</text:p>
          </table:table-cell>
          <table:table-cell office:value-type="float" office:value="0.507675" calcext:value-type="float">
            <text:p>0.507675</text:p>
          </table:table-cell>
          <table:table-cell office:value-type="float" office:value="0.557844" calcext:value-type="float">
            <text:p>0.557844</text:p>
          </table:table-cell>
          <table:table-cell office:value-type="float" office:value="0.566830975" calcext:value-type="float">
            <text:p>0.566831</text:p>
          </table:table-cell>
          <table:table-cell office:value-type="float" office:value="0.563997703" calcext:value-type="float">
            <text:p>0.563998</text:p>
          </table:table-cell>
          <table:table-cell office:value-type="float" office:value="0.480512034" calcext:value-type="float">
            <text:p>0.480512</text:p>
          </table:table-cell>
          <table:table-cell office:value-type="float" office:value="0.512244075" calcext:value-type="float">
            <text:p>0.512244</text:p>
          </table:table-cell>
          <table:table-cell office:value-type="float" office:value="0.562864596" calcext:value-type="float">
            <text:p>0.562865</text:p>
          </table:table-cell>
          <table:table-cell office:value-type="float" office:value="0.548926792" calcext:value-type="float">
            <text:p>0.548927</text:p>
          </table:table-cell>
          <table:table-cell office:value-type="float" office:value="0.505888653" calcext:value-type="float">
            <text:p>0.505889</text:p>
          </table:table-cell>
          <table:table-cell office:value-type="float" office:value="0.508486064" calcext:value-type="float">
            <text:p>0.508486</text:p>
          </table:table-cell>
          <table:table-cell office:value-type="float" office:value="0.547813899" calcext:value-type="float">
            <text:p>0.547814</text:p>
          </table:table-cell>
          <table:table-cell office:value-type="float" office:value="0.48956391" calcext:value-type="float">
            <text:p>0.489564</text:p>
          </table:table-cell>
          <table:table-cell table:formula="of:=AVERAGE([.B2:.U2])" office:value-type="float" office:value="0.52869568505" calcext:value-type="float">
            <text:p>0.528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3261" calcext:value-type="float">
            <text:p>0.493261</text:p>
          </table:table-cell>
          <table:table-cell office:value-type="float" office:value="0.549607" calcext:value-type="float">
            <text:p>0.549607</text:p>
          </table:table-cell>
          <table:table-cell office:value-type="float" office:value="0.563647" calcext:value-type="float">
            <text:p>0.563647</text:p>
          </table:table-cell>
          <table:table-cell office:value-type="float" office:value="0.523025" calcext:value-type="float">
            <text:p>0.523025</text:p>
          </table:table-cell>
          <table:table-cell office:value-type="float" office:value="0.544553" calcext:value-type="float">
            <text:p>0.544553</text:p>
          </table:table-cell>
          <table:table-cell office:value-type="float" office:value="0.531823" calcext:value-type="float">
            <text:p>0.531823</text:p>
          </table:table-cell>
          <table:table-cell office:value-type="float" office:value="0.566455" calcext:value-type="float">
            <text:p>0.566455</text:p>
          </table:table-cell>
          <table:table-cell office:value-type="float" office:value="0.461438" calcext:value-type="float">
            <text:p>0.461438</text:p>
          </table:table-cell>
          <table:table-cell office:value-type="float" office:value="0.564395" calcext:value-type="float">
            <text:p>0.564395</text:p>
          </table:table-cell>
          <table:table-cell office:value-type="float" office:value="0.571134" calcext:value-type="float">
            <text:p>0.571134</text:p>
          </table:table-cell>
          <table:table-cell office:value-type="float" office:value="0.549453977" calcext:value-type="float">
            <text:p>0.549454</text:p>
          </table:table-cell>
          <table:table-cell office:value-type="float" office:value="0.571553095" calcext:value-type="float">
            <text:p>0.571553</text:p>
          </table:table-cell>
          <table:table-cell office:value-type="float" office:value="0.465590942" calcext:value-type="float">
            <text:p>0.465591</text:p>
          </table:table-cell>
          <table:table-cell office:value-type="float" office:value="0.569474555" calcext:value-type="float">
            <text:p>0.569475</text:p>
          </table:table-cell>
          <table:table-cell office:value-type="float" office:value="0.576274206" calcext:value-type="float">
            <text:p>0.576274</text:p>
          </table:table-cell>
          <table:table-cell office:value-type="float" office:value="0.527036593" calcext:value-type="float">
            <text:p>0.527037</text:p>
          </table:table-cell>
          <table:table-cell office:value-type="float" office:value="0.488821651" calcext:value-type="float">
            <text:p>0.488822</text:p>
          </table:table-cell>
          <table:table-cell office:value-type="float" office:value="0.544660537" calcext:value-type="float">
            <text:p>0.544661</text:p>
          </table:table-cell>
          <table:table-cell office:value-type="float" office:value="0.558574177" calcext:value-type="float">
            <text:p>0.558574</text:p>
          </table:table-cell>
          <table:table-cell office:value-type="float" office:value="0.518317775" calcext:value-type="float">
            <text:p>0.518318</text:p>
          </table:table-cell>
          <table:table-cell table:formula="of:=AVERAGE([.B3:.U3])" office:value-type="float" office:value="0.5369547754" calcext:value-type="float">
            <text:p>0.5369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7645" calcext:value-type="float">
            <text:p>0.487645</text:p>
          </table:table-cell>
          <table:table-cell office:value-type="float" office:value="0.611569" calcext:value-type="float">
            <text:p>0.611569</text:p>
          </table:table-cell>
          <table:table-cell office:value-type="float" office:value="0.620741" calcext:value-type="float">
            <text:p>0.620741</text:p>
          </table:table-cell>
          <table:table-cell office:value-type="float" office:value="0.591726" calcext:value-type="float">
            <text:p>0.591726</text:p>
          </table:table-cell>
          <table:table-cell office:value-type="float" office:value="0.518907" calcext:value-type="float">
            <text:p>0.518907</text:p>
          </table:table-cell>
          <table:table-cell office:value-type="float" office:value="0.641894" calcext:value-type="float">
            <text:p>0.641894</text:p>
          </table:table-cell>
          <table:table-cell office:value-type="float" office:value="0.485024" calcext:value-type="float">
            <text:p>0.485024</text:p>
          </table:table-cell>
          <table:table-cell office:value-type="float" office:value="0.625983" calcext:value-type="float">
            <text:p>0.625983</text:p>
          </table:table-cell>
          <table:table-cell office:value-type="float" office:value="0.606889" calcext:value-type="float">
            <text:p>0.606889</text:p>
          </table:table-cell>
          <table:table-cell office:value-type="float" office:value="0.641333" calcext:value-type="float">
            <text:p>0.641333</text:p>
          </table:table-cell>
          <table:table-cell office:value-type="float" office:value="0.523577163" calcext:value-type="float">
            <text:p>0.523577</text:p>
          </table:table-cell>
          <table:table-cell office:value-type="float" office:value="0.489389216" calcext:value-type="float">
            <text:p>0.489389</text:p>
          </table:table-cell>
          <table:table-cell office:value-type="float" office:value="0.631616847" calcext:value-type="float">
            <text:p>0.631617</text:p>
          </table:table-cell>
          <table:table-cell office:value-type="float" office:value="0.612351001" calcext:value-type="float">
            <text:p>0.612351</text:p>
          </table:table-cell>
          <table:table-cell office:value-type="float" office:value="0.647104997" calcext:value-type="float">
            <text:p>0.647105</text:p>
          </table:table-cell>
          <table:table-cell office:value-type="float" office:value="0.636116954" calcext:value-type="float">
            <text:p>0.636117</text:p>
          </table:table-cell>
          <table:table-cell office:value-type="float" office:value="0.483256195" calcext:value-type="float">
            <text:p>0.483256</text:p>
          </table:table-cell>
          <table:table-cell office:value-type="float" office:value="0.606064879" calcext:value-type="float">
            <text:p>0.606065</text:p>
          </table:table-cell>
          <table:table-cell office:value-type="float" office:value="0.615154331" calcext:value-type="float">
            <text:p>0.615154</text:p>
          </table:table-cell>
          <table:table-cell office:value-type="float" office:value="0.586400466" calcext:value-type="float">
            <text:p>0.586400</text:p>
          </table:table-cell>
          <table:table-cell table:formula="of:=AVERAGE([.B4:.U4])" office:value-type="float" office:value="0.58313715245" calcext:value-type="float">
            <text:p>0.583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724" calcext:value-type="float">
            <text:p>0.477724</text:p>
          </table:table-cell>
          <table:table-cell office:value-type="float" office:value="0.605017" calcext:value-type="float">
            <text:p>0.605017</text:p>
          </table:table-cell>
          <table:table-cell office:value-type="float" office:value="0.570947" calcext:value-type="float">
            <text:p>0.570947</text:p>
          </table:table-cell>
          <table:table-cell office:value-type="float" office:value="0.696368" calcext:value-type="float">
            <text:p>0.696368</text:p>
          </table:table-cell>
          <table:table-cell office:value-type="float" office:value="0.728379" calcext:value-type="float">
            <text:p>0.728379</text:p>
          </table:table-cell>
          <table:table-cell office:value-type="float" office:value="0.740547" calcext:value-type="float">
            <text:p>0.740547</text:p>
          </table:table-cell>
          <table:table-cell office:value-type="float" office:value="0.440846" calcext:value-type="float">
            <text:p>0.440846</text:p>
          </table:table-cell>
          <table:table-cell office:value-type="float" office:value="0.48334" calcext:value-type="float">
            <text:p>0.483340</text:p>
          </table:table-cell>
          <table:table-cell office:value-type="float" office:value="0.721078" calcext:value-type="float">
            <text:p>0.721078</text:p>
          </table:table-cell>
          <table:table-cell office:value-type="float" office:value="0.718832" calcext:value-type="float">
            <text:p>0.718832</text:p>
          </table:table-cell>
          <table:table-cell office:value-type="float" office:value="0.734934411" calcext:value-type="float">
            <text:p>0.734934</text:p>
          </table:table-cell>
          <table:table-cell office:value-type="float" office:value="0.444813614" calcext:value-type="float">
            <text:p>0.444814</text:p>
          </table:table-cell>
          <table:table-cell office:value-type="float" office:value="0.48769006" calcext:value-type="float">
            <text:p>0.487690</text:p>
          </table:table-cell>
          <table:table-cell office:value-type="float" office:value="0.727567702" calcext:value-type="float">
            <text:p>0.727568</text:p>
          </table:table-cell>
          <table:table-cell office:value-type="float" office:value="0.725301488" calcext:value-type="float">
            <text:p>0.725301</text:p>
          </table:table-cell>
          <table:table-cell office:value-type="float" office:value="0.733882077" calcext:value-type="float">
            <text:p>0.733882</text:p>
          </table:table-cell>
          <table:table-cell office:value-type="float" office:value="0.473424484" calcext:value-type="float">
            <text:p>0.473424</text:p>
          </table:table-cell>
          <table:table-cell office:value-type="float" office:value="0.599571847" calcext:value-type="float">
            <text:p>0.599572</text:p>
          </table:table-cell>
          <table:table-cell office:value-type="float" office:value="0.565808477" calcext:value-type="float">
            <text:p>0.565808</text:p>
          </table:table-cell>
          <table:table-cell office:value-type="float" office:value="0.690100688" calcext:value-type="float">
            <text:p>0.690101</text:p>
          </table:table-cell>
          <table:table-cell table:formula="of:=AVERAGE([.B5:.U5])" office:value-type="float" office:value="0.6183086424" calcext:value-type="float">
            <text:p>0.618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5698" calcext:value-type="float">
            <text:p>0.685698</text:p>
          </table:table-cell>
          <table:table-cell office:value-type="float" office:value="0.772557" calcext:value-type="float">
            <text:p>0.772557</text:p>
          </table:table-cell>
          <table:table-cell office:value-type="float" office:value="0.458068" calcext:value-type="float">
            <text:p>0.458068</text:p>
          </table:table-cell>
          <table:table-cell office:value-type="float" office:value="0.505054" calcext:value-type="float">
            <text:p>0.505054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95957" calcext:value-type="float">
            <text:p>0.795957</text:p>
          </table:table-cell>
          <table:table-cell office:value-type="float" office:value="0.462561" calcext:value-type="float">
            <text:p>0.462561</text:p>
          </table:table-cell>
          <table:table-cell office:value-type="float" office:value="0.762636" calcext:value-type="float">
            <text:p>0.762636</text:p>
          </table:table-cell>
          <table:table-cell office:value-type="float" office:value="0.746724" calcext:value-type="float">
            <text:p>0.746724</text:p>
          </table:table-cell>
          <table:table-cell office:value-type="float" office:value="0.749906" calcext:value-type="float">
            <text:p>0.749906</text:p>
          </table:table-cell>
          <table:table-cell office:value-type="float" office:value="0.787632463" calcext:value-type="float">
            <text:p>0.787632</text:p>
          </table:table-cell>
          <table:table-cell office:value-type="float" office:value="0.466724049" calcext:value-type="float">
            <text:p>0.466724</text:p>
          </table:table-cell>
          <table:table-cell office:value-type="float" office:value="0.769499724" calcext:value-type="float">
            <text:p>0.769500</text:p>
          </table:table-cell>
          <table:table-cell office:value-type="float" office:value="0.753444516" calcext:value-type="float">
            <text:p>0.753445</text:p>
          </table:table-cell>
          <table:table-cell office:value-type="float" office:value="0.756655154" calcext:value-type="float">
            <text:p>0.756655</text:p>
          </table:table-cell>
          <table:table-cell office:value-type="float" office:value="0.788793387" calcext:value-type="float">
            <text:p>0.788793</text:p>
          </table:table-cell>
          <table:table-cell office:value-type="float" office:value="0.679526718" calcext:value-type="float">
            <text:p>0.679527</text:p>
          </table:table-cell>
          <table:table-cell office:value-type="float" office:value="0.765603987" calcext:value-type="float">
            <text:p>0.765604</text:p>
          </table:table-cell>
          <table:table-cell office:value-type="float" office:value="0.453945388" calcext:value-type="float">
            <text:p>0.453945</text:p>
          </table:table-cell>
          <table:table-cell office:value-type="float" office:value="0.500508514" calcext:value-type="float">
            <text:p>0.500509</text:p>
          </table:table-cell>
          <table:table-cell table:formula="of:=AVERAGE([.B6:.U6])" office:value-type="float" office:value="0.672105095" calcext:value-type="float">
            <text:p>0.672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713" calcext:value-type="float">
            <text:p>0.445713</text:p>
          </table:table-cell>
          <table:table-cell office:value-type="float" office:value="0.81711" calcext:value-type="float">
            <text:p>0.817110</text:p>
          </table:table-cell>
          <table:table-cell office:value-type="float" office:value="0.760389" calcext:value-type="float">
            <text:p>0.760389</text:p>
          </table:table-cell>
          <table:table-cell office:value-type="float" office:value="0.444777" calcext:value-type="float">
            <text:p>0.444777</text:p>
          </table:table-cell>
          <table:table-cell office:value-type="float" office:value="0.78903" calcext:value-type="float">
            <text:p>0.789030</text:p>
          </table:table-cell>
          <table:table-cell office:value-type="float" office:value="0.819356" calcext:value-type="float">
            <text:p>0.819356</text:p>
          </table:table-cell>
          <table:table-cell office:value-type="float" office:value="0.481655" calcext:value-type="float">
            <text:p>0.481655</text:p>
          </table:table-cell>
          <table:table-cell office:value-type="float" office:value="0.706664" calcext:value-type="float">
            <text:p>0.706664</text:p>
          </table:table-cell>
          <table:table-cell office:value-type="float" office:value="0.817671" calcext:value-type="float">
            <text:p>0.817671</text:p>
          </table:table-cell>
          <table:table-cell office:value-type="float" office:value="0.805316" calcext:value-type="float">
            <text:p>0.805316</text:p>
          </table:table-cell>
          <table:table-cell office:value-type="float" office:value="0.79613127" calcext:value-type="float">
            <text:p>0.796131</text:p>
          </table:table-cell>
          <table:table-cell office:value-type="float" office:value="0.485989895" calcext:value-type="float">
            <text:p>0.485990</text:p>
          </table:table-cell>
          <table:table-cell office:value-type="float" office:value="0.713023976" calcext:value-type="float">
            <text:p>0.713024</text:p>
          </table:table-cell>
          <table:table-cell office:value-type="float" office:value="0.825030039" calcext:value-type="float">
            <text:p>0.825030</text:p>
          </table:table-cell>
          <table:table-cell office:value-type="float" office:value="0.812563844" calcext:value-type="float">
            <text:p>0.812564</text:p>
          </table:table-cell>
          <table:table-cell office:value-type="float" office:value="0.811981796" calcext:value-type="float">
            <text:p>0.811982</text:p>
          </table:table-cell>
          <table:table-cell office:value-type="float" office:value="0.441701583" calcext:value-type="float">
            <text:p>0.441702</text:p>
          </table:table-cell>
          <table:table-cell office:value-type="float" office:value="0.80975601" calcext:value-type="float">
            <text:p>0.809756</text:p>
          </table:table-cell>
          <table:table-cell office:value-type="float" office:value="0.753545499" calcext:value-type="float">
            <text:p>0.753545</text:p>
          </table:table-cell>
          <table:table-cell office:value-type="float" office:value="0.440774007" calcext:value-type="float">
            <text:p>0.440774</text:p>
          </table:table-cell>
          <table:table-cell table:formula="of:=AVERAGE([.B7:.U7])" office:value-type="float" office:value="0.68890894595" calcext:value-type="float">
            <text:p>0.688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8068" calcext:value-type="float">
            <text:p>0.458068</text:p>
          </table:table-cell>
          <table:table-cell office:value-type="float" office:value="0.830962" calcext:value-type="float">
            <text:p>0.830962</text:p>
          </table:table-cell>
          <table:table-cell office:value-type="float" office:value="0.695058" calcext:value-type="float">
            <text:p>0.695058</text:p>
          </table:table-cell>
          <table:table-cell office:value-type="float" office:value="0.44459" calcext:value-type="float">
            <text:p>0.444590</text:p>
          </table:table-cell>
          <table:table-cell office:value-type="float" office:value="0.837701" calcext:value-type="float">
            <text:p>0.837701</text:p>
          </table:table-cell>
          <table:table-cell office:value-type="float" office:value="0.835268" calcext:value-type="float">
            <text:p>0.835268</text:p>
          </table:table-cell>
          <table:table-cell office:value-type="float" office:value="0.506365" calcext:value-type="float">
            <text:p>0.506365</text:p>
          </table:table-cell>
          <table:table-cell office:value-type="float" office:value="0.82778" calcext:value-type="float">
            <text:p>0.827780</text:p>
          </table:table-cell>
          <table:table-cell office:value-type="float" office:value="0.808124" calcext:value-type="float">
            <text:p>0.808124</text:p>
          </table:table-cell>
          <table:table-cell office:value-type="float" office:value="0.738113" calcext:value-type="float">
            <text:p>0.738113</text:p>
          </table:table-cell>
          <table:table-cell office:value-type="float" office:value="0.845240309" calcext:value-type="float">
            <text:p>0.845240</text:p>
          </table:table-cell>
          <table:table-cell office:value-type="float" office:value="0.510922285" calcext:value-type="float">
            <text:p>0.510922</text:p>
          </table:table-cell>
          <table:table-cell office:value-type="float" office:value="0.83523002" calcext:value-type="float">
            <text:p>0.835230</text:p>
          </table:table-cell>
          <table:table-cell office:value-type="float" office:value="0.815397116" calcext:value-type="float">
            <text:p>0.815397</text:p>
          </table:table-cell>
          <table:table-cell office:value-type="float" office:value="0.744756017" calcext:value-type="float">
            <text:p>0.744756</text:p>
          </table:table-cell>
          <table:table-cell office:value-type="float" office:value="0.827750588" calcext:value-type="float">
            <text:p>0.827751</text:p>
          </table:table-cell>
          <table:table-cell office:value-type="float" office:value="0.453945388" calcext:value-type="float">
            <text:p>0.453945</text:p>
          </table:table-cell>
          <table:table-cell office:value-type="float" office:value="0.823483342" calcext:value-type="float">
            <text:p>0.823483</text:p>
          </table:table-cell>
          <table:table-cell office:value-type="float" office:value="0.688802478" calcext:value-type="float">
            <text:p>0.688802</text:p>
          </table:table-cell>
          <table:table-cell office:value-type="float" office:value="0.44058869" calcext:value-type="float">
            <text:p>0.440589</text:p>
          </table:table-cell>
          <table:table-cell table:formula="of:=AVERAGE([.B8:.U8])" office:value-type="float" office:value="0.69840726165" calcext:value-type="float">
            <text:p>0.698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0936" calcext:value-type="float">
            <text:p>0.509360</text:p>
          </table:table-cell>
          <table:table-cell office:value-type="float" office:value="0.838076" calcext:value-type="float">
            <text:p>0.838076</text:p>
          </table:table-cell>
          <table:table-cell office:value-type="float" office:value="0.573006" calcext:value-type="float">
            <text:p>0.573006</text:p>
          </table:table-cell>
          <table:table-cell office:value-type="float" office:value="0.846312" calcext:value-type="float">
            <text:p>0.846312</text:p>
          </table:table-cell>
          <table:table-cell office:value-type="float" office:value="0.83845" calcext:value-type="float">
            <text:p>0.838450</text:p>
          </table:table-cell>
          <table:table-cell office:value-type="float" office:value="0.835268" calcext:value-type="float">
            <text:p>0.835268</text:p>
          </table:table-cell>
          <table:table-cell office:value-type="float" office:value="0.561213" calcext:value-type="float">
            <text:p>0.561213</text:p>
          </table:table-cell>
          <table:table-cell office:value-type="float" office:value="0.736054" calcext:value-type="float">
            <text:p>0.736054</text:p>
          </table:table-cell>
          <table:table-cell office:value-type="float" office:value="0.836016" calcext:value-type="float">
            <text:p>0.836016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0.84599605" calcext:value-type="float">
            <text:p>0.845996</text:p>
          </table:table-cell>
          <table:table-cell office:value-type="float" office:value="0.566263917" calcext:value-type="float">
            <text:p>0.566264</text:p>
          </table:table-cell>
          <table:table-cell office:value-type="float" office:value="0.742678486" calcext:value-type="float">
            <text:p>0.742678</text:p>
          </table:table-cell>
          <table:table-cell office:value-type="float" office:value="0.843540144" calcext:value-type="float">
            <text:p>0.843540</text:p>
          </table:table-cell>
          <table:table-cell office:value-type="float" office:value="0.840329506" calcext:value-type="float">
            <text:p>0.840330</text:p>
          </table:table-cell>
          <table:table-cell office:value-type="float" office:value="0.827750588" calcext:value-type="float">
            <text:p>0.827751</text:p>
          </table:table-cell>
          <table:table-cell office:value-type="float" office:value="0.50477576" calcext:value-type="float">
            <text:p>0.504776</text:p>
          </table:table-cell>
          <table:table-cell office:value-type="float" office:value="0.830533316" calcext:value-type="float">
            <text:p>0.830533</text:p>
          </table:table-cell>
          <table:table-cell office:value-type="float" office:value="0.567848946" calcext:value-type="float">
            <text:p>0.567849</text:p>
          </table:table-cell>
          <table:table-cell office:value-type="float" office:value="0.838695192" calcext:value-type="float">
            <text:p>0.838695</text:p>
          </table:table-cell>
          <table:table-cell table:formula="of:=AVERAGE([.B9:.U9])" office:value-type="float" office:value="0.74075004525" calcext:value-type="float">
            <text:p>0.7407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27405" calcext:value-type="float">
            <text:p>0.827405</text:p>
          </table:table-cell>
          <table:table-cell office:value-type="float" office:value="0.796331" calcext:value-type="float">
            <text:p>0.796331</text:p>
          </table:table-cell>
          <table:table-cell office:value-type="float" office:value="0.835268" calcext:value-type="float">
            <text:p>0.835268</text:p>
          </table:table-cell>
          <table:table-cell office:value-type="float" office:value="0.825721" calcext:value-type="float">
            <text:p>0.825721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826095" calcext:value-type="float">
            <text:p>0.826095</text:p>
          </table:table-cell>
          <table:table-cell office:value-type="float" office:value="0.835642" calcext:value-type="float">
            <text:p>0.835642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0.831711" calcext:value-type="float">
            <text:p>0.831711</text:p>
          </table:table-cell>
          <table:table-cell office:value-type="float" office:value="0.833152489" calcext:value-type="float">
            <text:p>0.833152</text:p>
          </table:table-cell>
          <table:table-cell office:value-type="float" office:value="0.833529855" calcext:value-type="float">
            <text:p>0.833530</text:p>
          </table:table-cell>
          <table:table-cell office:value-type="float" office:value="0.843162778" calcext:value-type="float">
            <text:p>0.843163</text:p>
          </table:table-cell>
          <table:table-cell office:value-type="float" office:value="0.858839611" calcext:value-type="float">
            <text:p>0.858840</text:p>
          </table:table-cell>
          <table:table-cell office:value-type="float" office:value="0.839196399" calcext:value-type="float">
            <text:p>0.839196</text:p>
          </table:table-cell>
          <table:table-cell office:value-type="float" office:value="0.834799571" calcext:value-type="float">
            <text:p>0.834800</text:p>
          </table:table-cell>
          <table:table-cell office:value-type="float" office:value="0.842034862" calcext:value-type="float">
            <text:p>0.842035</text:p>
          </table:table-cell>
          <table:table-cell office:value-type="float" office:value="0.819958355" calcext:value-type="float">
            <text:p>0.819958</text:p>
          </table:table-cell>
          <table:table-cell office:value-type="float" office:value="0.789164021" calcext:value-type="float">
            <text:p>0.789164</text:p>
          </table:table-cell>
          <table:table-cell office:value-type="float" office:value="0.827750588" calcext:value-type="float">
            <text:p>0.827751</text:p>
          </table:table-cell>
          <table:table-cell table:formula="of:=AVERAGE([.B10:.U10])" office:value-type="float" office:value="0.83215017645" calcext:value-type="float">
            <text:p>0.832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9682" calcext:value-type="float">
            <text:p>0.849682</text:p>
          </table:table-cell>
          <table:table-cell office:value-type="float" office:value="0.847435" calcext:value-type="float">
            <text:p>0.847435</text:p>
          </table:table-cell>
          <table:table-cell office:value-type="float" office:value="0.65219" calcext:value-type="float">
            <text:p>0.652190</text:p>
          </table:table-cell>
          <table:table-cell office:value-type="float" office:value="0.833209" calcext:value-type="float">
            <text:p>0.833209</text:p>
          </table:table-cell>
          <table:table-cell office:value-type="float" office:value="0.825721" calcext:value-type="float">
            <text:p>0.825721</text:p>
          </table:table-cell>
          <table:table-cell office:value-type="float" office:value="0.834893" calcext:value-type="float">
            <text:p>0.834893</text:p>
          </table:table-cell>
          <table:table-cell office:value-type="float" office:value="0.486148" calcext:value-type="float">
            <text:p>0.486148</text:p>
          </table:table-cell>
          <table:table-cell office:value-type="float" office:value="0.836765" calcext:value-type="float">
            <text:p>0.836765</text:p>
          </table:table-cell>
          <table:table-cell office:value-type="float" office:value="0.850618" calcext:value-type="float">
            <text:p>0.850618</text:p>
          </table:table-cell>
          <table:table-cell office:value-type="float" office:value="0.832273" calcext:value-type="float">
            <text:p>0.832273</text:p>
          </table:table-cell>
          <table:table-cell office:value-type="float" office:value="0.833152489" calcext:value-type="float">
            <text:p>0.833152</text:p>
          </table:table-cell>
          <table:table-cell office:value-type="float" office:value="0.490523332" calcext:value-type="float">
            <text:p>0.490523</text:p>
          </table:table-cell>
          <table:table-cell office:value-type="float" office:value="0.844295885" calcext:value-type="float">
            <text:p>0.844296</text:p>
          </table:table-cell>
          <table:table-cell office:value-type="float" office:value="0.858273562" calcext:value-type="float">
            <text:p>0.858274</text:p>
          </table:table-cell>
          <table:table-cell office:value-type="float" office:value="0.839763457" calcext:value-type="float">
            <text:p>0.839763</text:p>
          </table:table-cell>
          <table:table-cell office:value-type="float" office:value="0.827378963" calcext:value-type="float">
            <text:p>0.827379</text:p>
          </table:table-cell>
          <table:table-cell office:value-type="float" office:value="0.842034862" calcext:value-type="float">
            <text:p>0.842035</text:p>
          </table:table-cell>
          <table:table-cell office:value-type="float" office:value="0.839808085" calcext:value-type="float">
            <text:p>0.839808</text:p>
          </table:table-cell>
          <table:table-cell office:value-type="float" office:value="0.64632029" calcext:value-type="float">
            <text:p>0.646320</text:p>
          </table:table-cell>
          <table:table-cell office:value-type="float" office:value="0.825710119" calcext:value-type="float">
            <text:p>0.825710</text:p>
          </table:table-cell>
          <table:table-cell table:formula="of:=AVERAGE([.B11:.U11])" office:value-type="float" office:value="0.7848097522" calcext:value-type="float">
            <text:p>0.7848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9536" calcext:value-type="float">
            <text:p>0.439536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83976" calcext:value-type="float">
            <text:p>0.839760</text:p>
          </table:table-cell>
          <table:table-cell office:value-type="float" office:value="0.834145" calcext:value-type="float">
            <text:p>0.834145</text:p>
          </table:table-cell>
          <table:table-cell table:number-columns-repeated="2" office:value-type="float" office:value="0.840696" calcext:value-type="float">
            <text:p>0.840696</text:p>
          </table:table-cell>
          <table:table-cell office:value-type="float" office:value="0.788656" calcext:value-type="float">
            <text:p>0.788656</text:p>
          </table:table-cell>
          <table:table-cell office:value-type="float" office:value="0.640397" calcext:value-type="float">
            <text:p>0.640397</text:p>
          </table:table-cell>
          <table:table-cell office:value-type="float" office:value="0.836578" calcext:value-type="float">
            <text:p>0.836578</text:p>
          </table:table-cell>
          <table:table-cell office:value-type="float" office:value="0.833957" calcext:value-type="float">
            <text:p>0.833957</text:p>
          </table:table-cell>
          <table:table-cell office:value-type="float" office:value="0.848262264" calcext:value-type="float">
            <text:p>0.848262</text:p>
          </table:table-cell>
          <table:table-cell office:value-type="float" office:value="0.795753904" calcext:value-type="float">
            <text:p>0.795754</text:p>
          </table:table-cell>
          <table:table-cell office:value-type="float" office:value="0.646160573" calcext:value-type="float">
            <text:p>0.646161</text:p>
          </table:table-cell>
          <table:table-cell office:value-type="float" office:value="0.844107202" calcext:value-type="float">
            <text:p>0.844107</text:p>
          </table:table-cell>
          <table:table-cell office:value-type="float" office:value="0.841462613" calcext:value-type="float">
            <text:p>0.841463</text:p>
          </table:table-cell>
          <table:table-cell office:value-type="float" office:value="0.833129736" calcext:value-type="float">
            <text:p>0.833130</text:p>
          </table:table-cell>
          <table:table-cell office:value-type="float" office:value="0.435580176" calcext:value-type="float">
            <text:p>0.435580</text:p>
          </table:table-cell>
          <table:table-cell office:value-type="float" office:value="0.832759102" calcext:value-type="float">
            <text:p>0.832759</text:p>
          </table:table-cell>
          <table:table-cell office:value-type="float" office:value="0.83220216" calcext:value-type="float">
            <text:p>0.832202</text:p>
          </table:table-cell>
          <table:table-cell office:value-type="float" office:value="0.826637695" calcext:value-type="float">
            <text:p>0.826638</text:p>
          </table:table-cell>
          <table:table-cell table:formula="of:=AVERAGE([.B12:.U12])" office:value-type="float" office:value="0.77353992125" calcext:value-type="float">
            <text:p>0.7735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40322" calcext:value-type="float">
            <text:p>0.840322</text:p>
          </table:table-cell>
          <table:table-cell office:value-type="float" office:value="0.779858" calcext:value-type="float">
            <text:p>0.779858</text:p>
          </table:table-cell>
          <table:table-cell office:value-type="float" office:value="0.843879" calcext:value-type="float">
            <text:p>0.843879</text:p>
          </table:table-cell>
          <table:table-cell office:value-type="float" office:value="0.84182" calcext:value-type="float">
            <text:p>0.841820</text:p>
          </table:table-cell>
          <table:table-cell office:value-type="float" office:value="0.851179" calcext:value-type="float">
            <text:p>0.851179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596219" calcext:value-type="float">
            <text:p>0.596219</text:p>
          </table:table-cell>
          <table:table-cell office:value-type="float" office:value="0.812243" calcext:value-type="float">
            <text:p>0.812243</text:p>
          </table:table-cell>
          <table:table-cell office:value-type="float" office:value="0.804193" calcext:value-type="float">
            <text:p>0.804193</text:p>
          </table:table-cell>
          <table:table-cell office:value-type="float" office:value="0.794272" calcext:value-type="float">
            <text:p>0.794272</text:p>
          </table:table-cell>
          <table:table-cell office:value-type="float" office:value="0.858839611" calcext:value-type="float">
            <text:p>0.858840</text:p>
          </table:table-cell>
          <table:table-cell office:value-type="float" office:value="0.601584971" calcext:value-type="float">
            <text:p>0.601585</text:p>
          </table:table-cell>
          <table:table-cell office:value-type="float" office:value="0.819553187" calcext:value-type="float">
            <text:p>0.819553</text:p>
          </table:table-cell>
          <table:table-cell office:value-type="float" office:value="0.811430737" calcext:value-type="float">
            <text:p>0.811431</text:p>
          </table:table-cell>
          <table:table-cell office:value-type="float" office:value="0.801420448" calcext:value-type="float">
            <text:p>0.801420</text:p>
          </table:table-cell>
          <table:table-cell office:value-type="float" office:value="0.831460892" calcext:value-type="float">
            <text:p>0.831461</text:p>
          </table:table-cell>
          <table:table-cell office:value-type="float" office:value="0.832759102" calcext:value-type="float">
            <text:p>0.832759</text:p>
          </table:table-cell>
          <table:table-cell office:value-type="float" office:value="0.772839278" calcext:value-type="float">
            <text:p>0.772839</text:p>
          </table:table-cell>
          <table:table-cell office:value-type="float" office:value="0.836284089" calcext:value-type="float">
            <text:p>0.836284</text:p>
          </table:table-cell>
          <table:table-cell office:value-type="float" office:value="0.83424362" calcext:value-type="float">
            <text:p>0.834244</text:p>
          </table:table-cell>
          <table:table-cell table:formula="of:=AVERAGE([.B13:.U13])" office:value-type="float" office:value="0.80017064675" calcext:value-type="float">
            <text:p>0.800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01947" calcext:value-type="float">
            <text:p>0.801947</text:p>
          </table:table-cell>
          <table:table-cell office:value-type="float" office:value="0.843317" calcext:value-type="float">
            <text:p>0.843317</text:p>
          </table:table-cell>
          <table:table-cell office:value-type="float" office:value="0.842943" calcext:value-type="float">
            <text:p>0.842943</text:p>
          </table:table-cell>
          <table:table-cell office:value-type="float" office:value="0.845751" calcext:value-type="float">
            <text:p>0.845751</text:p>
          </table:table-cell>
          <table:table-cell office:value-type="float" office:value="0.839948" calcext:value-type="float">
            <text:p>0.839948</text:p>
          </table:table-cell>
          <table:table-cell office:value-type="float" office:value="0.832647" calcext:value-type="float">
            <text:p>0.832647</text:p>
          </table:table-cell>
          <table:table-cell office:value-type="float" office:value="0.831524" calcext:value-type="float">
            <text:p>0.831524</text:p>
          </table:table-cell>
          <table:table-cell office:value-type="float" office:value="0.836204" calcext:value-type="float">
            <text:p>0.836204</text:p>
          </table:table-cell>
          <table:table-cell office:value-type="float" office:value="0.832085" calcext:value-type="float">
            <text:p>0.832085</text:p>
          </table:table-cell>
          <table:table-cell office:value-type="float" office:value="0.853362759" calcext:value-type="float">
            <text:p>0.853363</text:p>
          </table:table-cell>
          <table:table-cell office:value-type="float" office:value="0.840140823" calcext:value-type="float">
            <text:p>0.840141</text:p>
          </table:table-cell>
          <table:table-cell office:value-type="float" office:value="0.839007716" calcext:value-type="float">
            <text:p>0.839008</text:p>
          </table:table-cell>
          <table:table-cell office:value-type="float" office:value="0.843729836" calcext:value-type="float">
            <text:p>0.843730</text:p>
          </table:table-cell>
          <table:table-cell office:value-type="float" office:value="0.839573765" calcext:value-type="float">
            <text:p>0.839574</text:p>
          </table:table-cell>
          <table:table-cell office:value-type="float" office:value="0.832388468" calcext:value-type="float">
            <text:p>0.832388</text:p>
          </table:table-cell>
          <table:table-cell office:value-type="float" office:value="0.834614254" calcext:value-type="float">
            <text:p>0.834614</text:p>
          </table:table-cell>
          <table:table-cell office:value-type="float" office:value="0.794729477" calcext:value-type="float">
            <text:p>0.794729</text:p>
          </table:table-cell>
          <table:table-cell office:value-type="float" office:value="0.835727147" calcext:value-type="float">
            <text:p>0.835727</text:p>
          </table:table-cell>
          <table:table-cell office:value-type="float" office:value="0.835356513" calcext:value-type="float">
            <text:p>0.835357</text:p>
          </table:table-cell>
          <table:table-cell table:formula="of:=AVERAGE([.B14:.U14])" office:value-type="float" office:value="0.8348595379" calcext:value-type="float">
            <text:p>0.834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45563" calcext:value-type="float">
            <text:p>0.845563</text:p>
          </table:table-cell>
          <table:table-cell office:value-type="float" office:value="0.843692" calcext:value-type="float">
            <text:p>0.843692</text:p>
          </table:table-cell>
          <table:table-cell office:value-type="float" office:value="0.838824" calcext:value-type="float">
            <text:p>0.838824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838637" calcext:value-type="float">
            <text:p>0.838637</text:p>
          </table:table-cell>
          <table:table-cell office:value-type="float" office:value="0.834332" calcext:value-type="float">
            <text:p>0.834332</text:p>
          </table:table-cell>
          <table:table-cell office:value-type="float" office:value="0.832834" calcext:value-type="float">
            <text:p>0.832834</text:p>
          </table:table-cell>
          <table:table-cell office:value-type="float" office:value="0.761513" calcext:value-type="float">
            <text:p>0.761513</text:p>
          </table:table-cell>
          <table:table-cell office:value-type="float" office:value="0.846499" calcext:value-type="float">
            <text:p>0.846499</text:p>
          </table:table-cell>
          <table:table-cell office:value-type="float" office:value="0.828154" calcext:value-type="float">
            <text:p>0.828154</text:p>
          </table:table-cell>
          <table:table-cell office:value-type="float" office:value="0.846184733" calcext:value-type="float">
            <text:p>0.846185</text:p>
          </table:table-cell>
          <table:table-cell office:value-type="float" office:value="0.840329506" calcext:value-type="float">
            <text:p>0.840330</text:p>
          </table:table-cell>
          <table:table-cell office:value-type="float" office:value="0.768366617" calcext:value-type="float">
            <text:p>0.768367</text:p>
          </table:table-cell>
          <table:table-cell office:value-type="float" office:value="0.854117491" calcext:value-type="float">
            <text:p>0.854117</text:p>
          </table:table-cell>
          <table:table-cell office:value-type="float" office:value="0.835607386" calcext:value-type="float">
            <text:p>0.835607</text:p>
          </table:table-cell>
          <table:table-cell office:value-type="float" office:value="0.826823012" calcext:value-type="float">
            <text:p>0.826823</text:p>
          </table:table-cell>
          <table:table-cell office:value-type="float" office:value="0.837952933" calcext:value-type="float">
            <text:p>0.837953</text:p>
          </table:table-cell>
          <table:table-cell office:value-type="float" office:value="0.836098772" calcext:value-type="float">
            <text:p>0.836099</text:p>
          </table:table-cell>
          <table:table-cell office:value-type="float" office:value="0.831274584" calcext:value-type="float">
            <text:p>0.831275</text:p>
          </table:table-cell>
          <table:table-cell office:value-type="float" office:value="0.834799571" calcext:value-type="float">
            <text:p>0.834800</text:p>
          </table:table-cell>
          <table:table-cell table:formula="of:=AVERAGE([.B15:.U15])" office:value-type="float" office:value="0.83119918025" calcext:value-type="float">
            <text:p>0.831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35081" calcext:value-type="float">
            <text:p>0.835081</text:p>
          </table:table-cell>
          <table:table-cell office:value-type="float" office:value="0.842007" calcext:value-type="float">
            <text:p>0.842007</text:p>
          </table:table-cell>
          <table:table-cell office:value-type="float" office:value="0.842568" calcext:value-type="float">
            <text:p>0.842568</text:p>
          </table:table-cell>
          <table:table-cell office:value-type="float" office:value="0.851928" calcext:value-type="float">
            <text:p>0.851928</text:p>
          </table:table-cell>
          <table:table-cell office:value-type="float" office:value="0.847623" calcext:value-type="float">
            <text:p>0.847623</text:p>
          </table:table-cell>
          <table:table-cell office:value-type="float" office:value="0.828716" calcext:value-type="float">
            <text:p>0.828716</text:p>
          </table:table-cell>
          <table:table-cell office:value-type="float" office:value="0.825159" calcext:value-type="float">
            <text:p>0.825159</text:p>
          </table:table-cell>
          <table:table-cell office:value-type="float" office:value="0.728192" calcext:value-type="float">
            <text:p>0.728192</text:p>
          </table:table-cell>
          <table:table-cell office:value-type="float" office:value="0.840884" calcext:value-type="float">
            <text:p>0.840884</text:p>
          </table:table-cell>
          <table:table-cell office:value-type="float" office:value="0.826844" calcext:value-type="float">
            <text:p>0.826844</text:p>
          </table:table-cell>
          <table:table-cell office:value-type="float" office:value="0.855251607" calcext:value-type="float">
            <text:p>0.855252</text:p>
          </table:table-cell>
          <table:table-cell office:value-type="float" office:value="0.832585431" calcext:value-type="float">
            <text:p>0.832585</text:p>
          </table:table-cell>
          <table:table-cell office:value-type="float" office:value="0.734745728" calcext:value-type="float">
            <text:p>0.734746</text:p>
          </table:table-cell>
          <table:table-cell office:value-type="float" office:value="0.848451956" calcext:value-type="float">
            <text:p>0.848452</text:p>
          </table:table-cell>
          <table:table-cell office:value-type="float" office:value="0.834285596" calcext:value-type="float">
            <text:p>0.834286</text:p>
          </table:table-cell>
          <table:table-cell office:value-type="float" office:value="0.821257556" calcext:value-type="float">
            <text:p>0.821258</text:p>
          </table:table-cell>
          <table:table-cell office:value-type="float" office:value="0.827565271" calcext:value-type="float">
            <text:p>0.827565</text:p>
          </table:table-cell>
          <table:table-cell office:value-type="float" office:value="0.834428937" calcext:value-type="float">
            <text:p>0.834429</text:p>
          </table:table-cell>
          <table:table-cell office:value-type="float" office:value="0.834984888" calcext:value-type="float">
            <text:p>0.834985</text:p>
          </table:table-cell>
          <table:table-cell office:value-type="float" office:value="0.844260648" calcext:value-type="float">
            <text:p>0.844261</text:p>
          </table:table-cell>
          <table:table-cell table:formula="of:=AVERAGE([.B16:.U16])" office:value-type="float" office:value="0.8268409809" calcext:value-type="float">
            <text:p>0.826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3692" calcext:value-type="float">
            <text:p>0.843692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45938" calcext:value-type="float">
            <text:p>0.845938</text:p>
          </table:table-cell>
          <table:table-cell table:number-columns-repeated="2" office:value-type="float" office:value="0.847623" calcext:value-type="float">
            <text:p>0.847623</text:p>
          </table:table-cell>
          <table:table-cell office:value-type="float" office:value="0.835642" calcext:value-type="float">
            <text:p>0.835642</text:p>
          </table:table-cell>
          <table:table-cell office:value-type="float" office:value="0.837701" calcext:value-type="float">
            <text:p>0.837701</text:p>
          </table:table-cell>
          <table:table-cell office:value-type="float" office:value="0.828903" calcext:value-type="float">
            <text:p>0.828903</text:p>
          </table:table-cell>
          <table:table-cell office:value-type="float" office:value="0.845938" calcext:value-type="float">
            <text:p>0.845938</text:p>
          </table:table-cell>
          <table:table-cell office:value-type="float" office:value="0.82909" calcext:value-type="float">
            <text:p>0.829090</text:p>
          </table:table-cell>
          <table:table-cell office:value-type="float" office:value="0.855251607" calcext:value-type="float">
            <text:p>0.855252</text:p>
          </table:table-cell>
          <table:table-cell office:value-type="float" office:value="0.845240309" calcext:value-type="float">
            <text:p>0.845240</text:p>
          </table:table-cell>
          <table:table-cell office:value-type="float" office:value="0.836363127" calcext:value-type="float">
            <text:p>0.836363</text:p>
          </table:table-cell>
          <table:table-cell office:value-type="float" office:value="0.853551442" calcext:value-type="float">
            <text:p>0.853551</text:p>
          </table:table-cell>
          <table:table-cell office:value-type="float" office:value="0.83655181" calcext:value-type="float">
            <text:p>0.836552</text:p>
          </table:table-cell>
          <table:table-cell office:value-type="float" office:value="0.828121222" calcext:value-type="float">
            <text:p>0.828121</text:p>
          </table:table-cell>
          <table:table-cell office:value-type="float" office:value="0.836098772" calcext:value-type="float">
            <text:p>0.836099</text:p>
          </table:table-cell>
          <table:table-cell office:value-type="float" office:value="0.834614254" calcext:value-type="float">
            <text:p>0.834614</text:p>
          </table:table-cell>
          <table:table-cell office:value-type="float" office:value="0.838324558" calcext:value-type="float">
            <text:p>0.838325</text:p>
          </table:table-cell>
          <table:table-cell office:value-type="float" office:value="0.839994393" calcext:value-type="float">
            <text:p>0.839994</text:p>
          </table:table-cell>
          <table:table-cell table:formula="of:=AVERAGE([.B17:.U17])" office:value-type="float" office:value="0.8404227747" calcext:value-type="float">
            <text:p>0.8404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41445" calcext:value-type="float">
            <text:p>0.841445</text:p>
          </table:table-cell>
          <table:table-cell office:value-type="float" office:value="0.844253" calcext:value-type="float">
            <text:p>0.844253</text:p>
          </table:table-cell>
          <table:table-cell office:value-type="float" office:value="0.84444" calcext:value-type="float">
            <text:p>0.844440</text:p>
          </table:table-cell>
          <table:table-cell office:value-type="float" office:value="0.850618" calcext:value-type="float">
            <text:p>0.850618</text:p>
          </table:table-cell>
          <table:table-cell office:value-type="float" office:value="0.837327" calcext:value-type="float">
            <text:p>0.837327</text:p>
          </table:table-cell>
          <table:table-cell office:value-type="float" office:value="0.837514" calcext:value-type="float">
            <text:p>0.837514</text:p>
          </table:table-cell>
          <table:table-cell office:value-type="float" office:value="0.833209" calcext:value-type="float">
            <text:p>0.833209</text:p>
          </table:table-cell>
          <table:table-cell office:value-type="float" office:value="0.843879" calcext:value-type="float">
            <text:p>0.843879</text:p>
          </table:table-cell>
          <table:table-cell office:value-type="float" office:value="0.833583" calcext:value-type="float">
            <text:p>0.833583</text:p>
          </table:table-cell>
          <table:table-cell office:value-type="float" office:value="0.858273562" calcext:value-type="float">
            <text:p>0.858274</text:p>
          </table:table-cell>
          <table:table-cell office:value-type="float" office:value="0.845051626" calcext:value-type="float">
            <text:p>0.845052</text:p>
          </table:table-cell>
          <table:table-cell office:value-type="float" office:value="0.840707881" calcext:value-type="float">
            <text:p>0.840708</text:p>
          </table:table-cell>
          <table:table-cell office:value-type="float" office:value="0.851473911" calcext:value-type="float">
            <text:p>0.851474</text:p>
          </table:table-cell>
          <table:table-cell office:value-type="float" office:value="0.841085247" calcext:value-type="float">
            <text:p>0.841085</text:p>
          </table:table-cell>
          <table:table-cell office:value-type="float" office:value="0.829791057" calcext:value-type="float">
            <text:p>0.829791</text:p>
          </table:table-cell>
          <table:table-cell office:value-type="float" office:value="0.834614254" calcext:value-type="float">
            <text:p>0.834614</text:p>
          </table:table-cell>
          <table:table-cell office:value-type="float" office:value="0.833871995" calcext:value-type="float">
            <text:p>0.833872</text:p>
          </table:table-cell>
          <table:table-cell office:value-type="float" office:value="0.836654723" calcext:value-type="float">
            <text:p>0.836655</text:p>
          </table:table-cell>
          <table:table-cell office:value-type="float" office:value="0.83684004" calcext:value-type="float">
            <text:p>0.836840</text:p>
          </table:table-cell>
          <table:table-cell table:formula="of:=AVERAGE([.B18:.U18])" office:value-type="float" office:value="0.8408413148" calcext:value-type="float">
            <text:p>0.840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843317" calcext:value-type="float">
            <text:p>0.843317</text:p>
          </table:table-cell>
          <table:table-cell office:value-type="float" office:value="0.846874" calcext:value-type="float">
            <text:p>0.846874</text:p>
          </table:table-cell>
          <table:table-cell office:value-type="float" office:value="0.846312" calcext:value-type="float">
            <text:p>0.846312</text:p>
          </table:table-cell>
          <table:table-cell office:value-type="float" office:value="0.833209" calcext:value-type="float">
            <text:p>0.833209</text:p>
          </table:table-cell>
          <table:table-cell office:value-type="float" office:value="0.839199" calcext:value-type="float">
            <text:p>0.839199</text:p>
          </table:table-cell>
          <table:table-cell office:value-type="float" office:value="0.833583" calcext:value-type="float">
            <text:p>0.833583</text:p>
          </table:table-cell>
          <table:table-cell office:value-type="float" office:value="0.846499" calcext:value-type="float">
            <text:p>0.846499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53928808" calcext:value-type="float">
            <text:p>0.853929</text:p>
          </table:table-cell>
          <table:table-cell office:value-type="float" office:value="0.846751791" calcext:value-type="float">
            <text:p>0.846752</text:p>
          </table:table-cell>
          <table:table-cell office:value-type="float" office:value="0.841085247" calcext:value-type="float">
            <text:p>0.841085</text:p>
          </table:table-cell>
          <table:table-cell office:value-type="float" office:value="0.854117491" calcext:value-type="float">
            <text:p>0.854117</text:p>
          </table:table-cell>
          <table:table-cell office:value-type="float" office:value="0.837874609" calcext:value-type="float">
            <text:p>0.837875</text:p>
          </table:table-cell>
          <table:table-cell office:value-type="float" office:value="0.825710119" calcext:value-type="float">
            <text:p>0.825710</text:p>
          </table:table-cell>
          <table:table-cell office:value-type="float" office:value="0.834614254" calcext:value-type="float">
            <text:p>0.834614</text:p>
          </table:table-cell>
          <table:table-cell office:value-type="float" office:value="0.834799571" calcext:value-type="float">
            <text:p>0.834800</text:p>
          </table:table-cell>
          <table:table-cell office:value-type="float" office:value="0.835727147" calcext:value-type="float">
            <text:p>0.835727</text:p>
          </table:table-cell>
          <table:table-cell office:value-type="float" office:value="0.839252134" calcext:value-type="float">
            <text:p>0.839252</text:p>
          </table:table-cell>
          <table:table-cell table:formula="of:=AVERAGE([.B19:.U19])" office:value-type="float" office:value="0.84039150855" calcext:value-type="float">
            <text:p>0.8403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45938" calcext:value-type="float">
            <text:p>0.845938</text:p>
          </table:table-cell>
          <table:table-cell office:value-type="float" office:value="0.838824" calcext:value-type="float">
            <text:p>0.838824</text:p>
          </table:table-cell>
          <table:table-cell office:value-type="float" office:value="0.846499" calcext:value-type="float">
            <text:p>0.846499</text:p>
          </table:table-cell>
          <table:table-cell office:value-type="float" office:value="0.844253" calcext:value-type="float">
            <text:p>0.844253</text:p>
          </table:table-cell>
          <table:table-cell office:value-type="float" office:value="0.847623" calcext:value-type="float">
            <text:p>0.847623</text:p>
          </table:table-cell>
          <table:table-cell office:value-type="float" office:value="0.835081" calcext:value-type="float">
            <text:p>0.835081</text:p>
          </table:table-cell>
          <table:table-cell office:value-type="float" office:value="0.841258" calcext:value-type="float">
            <text:p>0.841258</text:p>
          </table:table-cell>
          <table:table-cell office:value-type="float" office:value="0.832647" calcext:value-type="float">
            <text:p>0.832647</text:p>
          </table:table-cell>
          <table:table-cell office:value-type="float" office:value="0.843317" calcext:value-type="float">
            <text:p>0.843317</text:p>
          </table:table-cell>
          <table:table-cell office:value-type="float" office:value="0.831149" calcext:value-type="float">
            <text:p>0.831149</text:p>
          </table:table-cell>
          <table:table-cell office:value-type="float" office:value="0.855251607" calcext:value-type="float">
            <text:p>0.855252</text:p>
          </table:table-cell>
          <table:table-cell office:value-type="float" office:value="0.848829322" calcext:value-type="float">
            <text:p>0.848829</text:p>
          </table:table-cell>
          <table:table-cell office:value-type="float" office:value="0.840140823" calcext:value-type="float">
            <text:p>0.840141</text:p>
          </table:table-cell>
          <table:table-cell office:value-type="float" office:value="0.850906853" calcext:value-type="float">
            <text:p>0.850907</text:p>
          </table:table-cell>
          <table:table-cell office:value-type="float" office:value="0.838629341" calcext:value-type="float">
            <text:p>0.838629</text:p>
          </table:table-cell>
          <table:table-cell office:value-type="float" office:value="0.827565271" calcext:value-type="float">
            <text:p>0.827565</text:p>
          </table:table-cell>
          <table:table-cell office:value-type="float" office:value="0.838324558" calcext:value-type="float">
            <text:p>0.838325</text:p>
          </table:table-cell>
          <table:table-cell office:value-type="float" office:value="0.831274584" calcext:value-type="float">
            <text:p>0.831275</text:p>
          </table:table-cell>
          <table:table-cell office:value-type="float" office:value="0.838880509" calcext:value-type="float">
            <text:p>0.838881</text:p>
          </table:table-cell>
          <table:table-cell office:value-type="float" office:value="0.836654723" calcext:value-type="float">
            <text:p>0.836655</text:p>
          </table:table-cell>
          <table:table-cell table:formula="of:=AVERAGE([.B20:.U20])" office:value-type="float" office:value="0.84065232955" calcext:value-type="float">
            <text:p>0.8406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2194" calcext:value-type="float">
            <text:p>0.842194</text:p>
          </table:table-cell>
          <table:table-cell office:value-type="float" office:value="0.841258" calcext:value-type="float">
            <text:p>0.841258</text:p>
          </table:table-cell>
          <table:table-cell office:value-type="float" office:value="0.846687" calcext:value-type="float">
            <text:p>0.846687</text:p>
          </table:table-cell>
          <table:table-cell office:value-type="float" office:value="0.844815" calcext:value-type="float">
            <text:p>0.844815</text:p>
          </table:table-cell>
          <table:table-cell office:value-type="float" office:value="0.844066" calcext:value-type="float">
            <text:p>0.844066</text:p>
          </table:table-cell>
          <table:table-cell office:value-type="float" office:value="0.834893" calcext:value-type="float">
            <text:p>0.834893</text:p>
          </table:table-cell>
          <table:table-cell office:value-type="float" office:value="0.842568" calcext:value-type="float">
            <text:p>0.842568</text:p>
          </table:table-cell>
          <table:table-cell office:value-type="float" office:value="0.833396" calcext:value-type="float">
            <text:p>0.833396</text:p>
          </table:table-cell>
          <table:table-cell office:value-type="float" office:value="0.845751" calcext:value-type="float">
            <text:p>0.845751</text:p>
          </table:table-cell>
          <table:table-cell office:value-type="float" office:value="0.830775" calcext:value-type="float">
            <text:p>0.830775</text:p>
          </table:table-cell>
          <table:table-cell office:value-type="float" office:value="0.851662594" calcext:value-type="float">
            <text:p>0.851663</text:p>
          </table:table-cell>
          <table:table-cell office:value-type="float" office:value="0.850151112" calcext:value-type="float">
            <text:p>0.850151</text:p>
          </table:table-cell>
          <table:table-cell office:value-type="float" office:value="0.840896564" calcext:value-type="float">
            <text:p>0.840897</text:p>
          </table:table-cell>
          <table:table-cell office:value-type="float" office:value="0.853362759" calcext:value-type="float">
            <text:p>0.853363</text:p>
          </table:table-cell>
          <table:table-cell office:value-type="float" office:value="0.838251975" calcext:value-type="float">
            <text:p>0.838252</text:p>
          </table:table-cell>
          <table:table-cell office:value-type="float" office:value="0.827378963" calcext:value-type="float">
            <text:p>0.827379</text:p>
          </table:table-cell>
          <table:table-cell office:value-type="float" office:value="0.834614254" calcext:value-type="float">
            <text:p>0.834614</text:p>
          </table:table-cell>
          <table:table-cell office:value-type="float" office:value="0.833686678" calcext:value-type="float">
            <text:p>0.833687</text:p>
          </table:table-cell>
          <table:table-cell office:value-type="float" office:value="0.839066817" calcext:value-type="float">
            <text:p>0.839067</text:p>
          </table:table-cell>
          <table:table-cell office:value-type="float" office:value="0.837211665" calcext:value-type="float">
            <text:p>0.837212</text:p>
          </table:table-cell>
          <table:table-cell table:formula="of:=AVERAGE([.B21:.U21])" office:value-type="float" office:value="0.84063431905" calcext:value-type="float">
            <text:p>0.840634</text:p>
          </table:table-cell>
        </table:table-row>
        <table:table-row table:style-name="ro1">
          <table:table-cell table:number-columns-repeated="22"/>
        </table:table-row>
        <table:table-row table:style-name="ro1" table:number-rows-repeated="2">
          <table:table-cell table:style-name="Default"/>
          <table:table-cell table:number-columns-repeated="20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TRN LOS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9237" calcext:value-type="float">
            <text:p>0.689237</text:p>
          </table:table-cell>
          <table:table-cell office:value-type="float" office:value="0.689451" calcext:value-type="float">
            <text:p>0.689451</text:p>
          </table:table-cell>
          <table:table-cell office:value-type="float" office:value="0.690358" calcext:value-type="float">
            <text:p>0.690358</text:p>
          </table:table-cell>
          <table:table-cell office:value-type="float" office:value="0.685793" calcext:value-type="float">
            <text:p>0.685793</text:p>
          </table:table-cell>
          <table:table-cell office:value-type="float" office:value="0.693094" calcext:value-type="float">
            <text:p>0.693094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98922" calcext:value-type="float">
            <text:p>0.698922</text:p>
          </table:table-cell>
          <table:table-cell office:value-type="float" office:value="0.695345" calcext:value-type="float">
            <text:p>0.695345</text:p>
          </table:table-cell>
          <table:table-cell office:value-type="float" office:value="0.699046" calcext:value-type="float">
            <text:p>0.699046</text:p>
          </table:table-cell>
          <table:table-cell office:value-type="float" office:value="0.687266" calcext:value-type="float">
            <text:p>0.687266</text:p>
          </table:table-cell>
          <table:table-cell office:value-type="float" office:value="0.686856154" calcext:value-type="float">
            <text:p>0.686856</text:p>
          </table:table-cell>
          <table:table-cell office:value-type="float" office:value="0.692631702" calcext:value-type="float">
            <text:p>0.692632</text:p>
          </table:table-cell>
          <table:table-cell office:value-type="float" office:value="0.689086895" calcext:value-type="float">
            <text:p>0.689087</text:p>
          </table:table-cell>
          <table:table-cell office:value-type="float" office:value="0.692754586" calcext:value-type="float">
            <text:p>0.692755</text:p>
          </table:table-cell>
          <table:table-cell office:value-type="float" office:value="0.681080606" calcext:value-type="float">
            <text:p>0.681081</text:p>
          </table:table-cell>
          <table:table-cell office:value-type="float" office:value="0.700551727" calcext:value-type="float">
            <text:p>0.700552</text:p>
          </table:table-cell>
          <table:table-cell office:value-type="float" office:value="0.695440133" calcext:value-type="float">
            <text:p>0.695440</text:p>
          </table:table-cell>
          <table:table-cell office:value-type="float" office:value="0.695656059" calcext:value-type="float">
            <text:p>0.695656</text:p>
          </table:table-cell>
          <table:table-cell office:value-type="float" office:value="0.696571222" calcext:value-type="float">
            <text:p>0.696571</text:p>
          </table:table-cell>
          <table:table-cell office:value-type="float" office:value="0.691965137" calcext:value-type="float">
            <text:p>0.691965</text:p>
          </table:table-cell>
          <table:table-cell table:formula="of:=AVERAGE([.B26:.U26])" office:value-type="float" office:value="0.69227046105" calcext:value-type="float">
            <text:p>0.692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2429" calcext:value-type="float">
            <text:p>0.692429</text:p>
          </table:table-cell>
          <table:table-cell office:value-type="float" office:value="0.681425" calcext:value-type="float">
            <text:p>0.681425</text:p>
          </table:table-cell>
          <table:table-cell office:value-type="float" office:value="0.680282" calcext:value-type="float">
            <text:p>0.680282</text:p>
          </table:table-cell>
          <table:table-cell office:value-type="float" office:value="0.679805" calcext:value-type="float">
            <text:p>0.679805</text:p>
          </table:table-cell>
          <table:table-cell office:value-type="float" office:value="0.680324" calcext:value-type="float">
            <text:p>0.680324</text:p>
          </table:table-cell>
          <table:table-cell office:value-type="float" office:value="0.675488" calcext:value-type="float">
            <text:p>0.675488</text:p>
          </table:table-cell>
          <table:table-cell office:value-type="float" office:value="0.683906" calcext:value-type="float">
            <text:p>0.683906</text:p>
          </table:table-cell>
          <table:table-cell office:value-type="float" office:value="0.684584" calcext:value-type="float">
            <text:p>0.684584</text:p>
          </table:table-cell>
          <table:table-cell office:value-type="float" office:value="0.685765" calcext:value-type="float">
            <text:p>0.685765</text:p>
          </table:table-cell>
          <table:table-cell office:value-type="float" office:value="0.670929" calcext:value-type="float">
            <text:p>0.670929</text:p>
          </table:table-cell>
          <table:table-cell office:value-type="float" office:value="0.674201084" calcext:value-type="float">
            <text:p>0.674201</text:p>
          </table:table-cell>
          <table:table-cell office:value-type="float" office:value="0.677750846" calcext:value-type="float">
            <text:p>0.677751</text:p>
          </table:table-cell>
          <table:table-cell office:value-type="float" office:value="0.678422744" calcext:value-type="float">
            <text:p>0.678423</text:p>
          </table:table-cell>
          <table:table-cell office:value-type="float" office:value="0.679593115" calcext:value-type="float">
            <text:p>0.679593</text:p>
          </table:table-cell>
          <table:table-cell office:value-type="float" office:value="0.664890639" calcext:value-type="float">
            <text:p>0.664891</text:p>
          </table:table-cell>
          <table:table-cell office:value-type="float" office:value="0.681567392" calcext:value-type="float">
            <text:p>0.681567</text:p>
          </table:table-cell>
          <table:table-cell office:value-type="float" office:value="0.698660861" calcext:value-type="float">
            <text:p>0.698661</text:p>
          </table:table-cell>
          <table:table-cell office:value-type="float" office:value="0.687557825" calcext:value-type="float">
            <text:p>0.687558</text:p>
          </table:table-cell>
          <table:table-cell office:value-type="float" office:value="0.686404538" calcext:value-type="float">
            <text:p>0.686405</text:p>
          </table:table-cell>
          <table:table-cell office:value-type="float" office:value="0.685923245" calcext:value-type="float">
            <text:p>0.685923</text:p>
          </table:table-cell>
          <table:table-cell table:formula="of:=AVERAGE([.B27:.U27])" office:value-type="float" office:value="0.68149546445" calcext:value-type="float">
            <text:p>0.6814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7643" calcext:value-type="float">
            <text:p>0.667643</text:p>
          </table:table-cell>
          <table:table-cell office:value-type="float" office:value="0.6467" calcext:value-type="float">
            <text:p>0.646700</text:p>
          </table:table-cell>
          <table:table-cell office:value-type="float" office:value="0.645948" calcext:value-type="float">
            <text:p>0.645948</text:p>
          </table:table-cell>
          <table:table-cell office:value-type="float" office:value="0.657903" calcext:value-type="float">
            <text:p>0.65790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633074" calcext:value-type="float">
            <text:p>0.633074</text:p>
          </table:table-cell>
          <table:table-cell office:value-type="float" office:value="0.664995" calcext:value-type="float">
            <text:p>0.664995</text:p>
          </table:table-cell>
          <table:table-cell office:value-type="float" office:value="0.643558" calcext:value-type="float">
            <text:p>0.643558</text:p>
          </table:table-cell>
          <table:table-cell office:value-type="float" office:value="0.650963" calcext:value-type="float">
            <text:p>0.650963</text:p>
          </table:table-cell>
          <table:table-cell office:value-type="float" office:value="0.637076" calcext:value-type="float">
            <text:p>0.637076</text:p>
          </table:table-cell>
          <table:table-cell office:value-type="float" office:value="0.652410976" calcext:value-type="float">
            <text:p>0.652411</text:p>
          </table:table-cell>
          <table:table-cell office:value-type="float" office:value="0.659010045" calcext:value-type="float">
            <text:p>0.659010</text:p>
          </table:table-cell>
          <table:table-cell office:value-type="float" office:value="0.637765978" calcext:value-type="float">
            <text:p>0.637766</text:p>
          </table:table-cell>
          <table:table-cell office:value-type="float" office:value="0.645104333" calcext:value-type="float">
            <text:p>0.645104</text:p>
          </table:table-cell>
          <table:table-cell office:value-type="float" office:value="0.631342316" calcext:value-type="float">
            <text:p>0.631342</text:p>
          </table:table-cell>
          <table:table-cell office:value-type="float" office:value="0.638771666" calcext:value-type="float">
            <text:p>0.638772</text:p>
          </table:table-cell>
          <table:table-cell office:value-type="float" office:value="0.673651787" calcext:value-type="float">
            <text:p>0.673652</text:p>
          </table:table-cell>
          <table:table-cell office:value-type="float" office:value="0.6525203" calcext:value-type="float">
            <text:p>0.652520</text:p>
          </table:table-cell>
          <table:table-cell office:value-type="float" office:value="0.651761532" calcext:value-type="float">
            <text:p>0.651762</text:p>
          </table:table-cell>
          <table:table-cell office:value-type="float" office:value="0.663824127" calcext:value-type="float">
            <text:p>0.663824</text:p>
          </table:table-cell>
          <table:table-cell table:formula="of:=AVERAGE([.B28:.U28])" office:value-type="float" office:value="0.650617953" calcext:value-type="float">
            <text:p>0.650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7458" calcext:value-type="float">
            <text:p>0.597458</text:p>
          </table:table-cell>
          <table:table-cell office:value-type="float" office:value="0.557979" calcext:value-type="float">
            <text:p>0.557979</text:p>
          </table:table-cell>
          <table:table-cell office:value-type="float" office:value="0.550547" calcext:value-type="float">
            <text:p>0.550547</text:p>
          </table:table-cell>
          <table:table-cell office:value-type="float" office:value="0.562743" calcext:value-type="float">
            <text:p>0.562743</text:p>
          </table:table-cell>
          <table:table-cell office:value-type="float" office:value="0.567892" calcext:value-type="float">
            <text:p>0.567892</text:p>
          </table:table-cell>
          <table:table-cell office:value-type="float" office:value="0.548484" calcext:value-type="float">
            <text:p>0.548484</text:p>
          </table:table-cell>
          <table:table-cell office:value-type="float" office:value="0.590067" calcext:value-type="float">
            <text:p>0.590067</text:p>
          </table:table-cell>
          <table:table-cell office:value-type="float" office:value="0.564975" calcext:value-type="float">
            <text:p>0.564975</text:p>
          </table:table-cell>
          <table:table-cell office:value-type="float" office:value="0.563692" calcext:value-type="float">
            <text:p>0.563692</text:p>
          </table:table-cell>
          <table:table-cell office:value-type="float" office:value="0.556494" calcext:value-type="float">
            <text:p>0.556494</text:p>
          </table:table-cell>
          <table:table-cell office:value-type="float" office:value="0.562780972" calcext:value-type="float">
            <text:p>0.562781</text:p>
          </table:table-cell>
          <table:table-cell office:value-type="float" office:value="0.584756397" calcext:value-type="float">
            <text:p>0.584756</text:p>
          </table:table-cell>
          <table:table-cell office:value-type="float" office:value="0.559890225" calcext:value-type="float">
            <text:p>0.559890</text:p>
          </table:table-cell>
          <table:table-cell office:value-type="float" office:value="0.558618772" calcext:value-type="float">
            <text:p>0.558619</text:p>
          </table:table-cell>
          <table:table-cell office:value-type="float" office:value="0.551485554" calcext:value-type="float">
            <text:p>0.551486</text:p>
          </table:table-cell>
          <table:table-cell office:value-type="float" office:value="0.553420356" calcext:value-type="float">
            <text:p>0.553420</text:p>
          </table:table-cell>
          <table:table-cell office:value-type="float" office:value="0.602835122" calcext:value-type="float">
            <text:p>0.602835</text:p>
          </table:table-cell>
          <table:table-cell office:value-type="float" office:value="0.563000811" calcext:value-type="float">
            <text:p>0.563001</text:p>
          </table:table-cell>
          <table:table-cell office:value-type="float" office:value="0.555501923" calcext:value-type="float">
            <text:p>0.555502</text:p>
          </table:table-cell>
          <table:table-cell office:value-type="float" office:value="0.567807687" calcext:value-type="float">
            <text:p>0.567808</text:p>
          </table:table-cell>
          <table:table-cell table:formula="of:=AVERAGE([.B29:.U29])" office:value-type="float" office:value="0.56602144095" calcext:value-type="float">
            <text:p>0.566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0464" calcext:value-type="float">
            <text:p>0.490464</text:p>
          </table:table-cell>
          <table:table-cell office:value-type="float" office:value="0.469447" calcext:value-type="float">
            <text:p>0.469447</text:p>
          </table:table-cell>
          <table:table-cell office:value-type="float" office:value="0.462138" calcext:value-type="float">
            <text:p>0.462138</text:p>
          </table:table-cell>
          <table:table-cell office:value-type="float" office:value="0.431175" calcext:value-type="float">
            <text:p>0.431175</text:p>
          </table:table-cell>
          <table:table-cell office:value-type="float" office:value="0.463311" calcext:value-type="float">
            <text:p>0.463311</text:p>
          </table:table-cell>
          <table:table-cell office:value-type="float" office:value="0.431788" calcext:value-type="float">
            <text:p>0.431788</text:p>
          </table:table-cell>
          <table:table-cell office:value-type="float" office:value="0.48025" calcext:value-type="float">
            <text:p>0.480250</text:p>
          </table:table-cell>
          <table:table-cell office:value-type="float" office:value="0.470646" calcext:value-type="float">
            <text:p>0.470646</text:p>
          </table:table-cell>
          <table:table-cell office:value-type="float" office:value="0.466029" calcext:value-type="float">
            <text:p>0.466029</text:p>
          </table:table-cell>
          <table:table-cell office:value-type="float" office:value="0.470551" calcext:value-type="float">
            <text:p>0.470551</text:p>
          </table:table-cell>
          <table:table-cell office:value-type="float" office:value="0.459141201" calcext:value-type="float">
            <text:p>0.459141</text:p>
          </table:table-cell>
          <table:table-cell office:value-type="float" office:value="0.47592775" calcext:value-type="float">
            <text:p>0.475928</text:p>
          </table:table-cell>
          <table:table-cell office:value-type="float" office:value="0.466410186" calcext:value-type="float">
            <text:p>0.466410</text:p>
          </table:table-cell>
          <table:table-cell office:value-type="float" office:value="0.461834739" calcext:value-type="float">
            <text:p>0.461835</text:p>
          </table:table-cell>
          <table:table-cell office:value-type="float" office:value="0.466316041" calcext:value-type="float">
            <text:p>0.466316</text:p>
          </table:table-cell>
          <table:table-cell office:value-type="float" office:value="0.435674092" calcext:value-type="float">
            <text:p>0.435674</text:p>
          </table:table-cell>
          <table:table-cell office:value-type="float" office:value="0.494878176" calcext:value-type="float">
            <text:p>0.494878</text:p>
          </table:table-cell>
          <table:table-cell office:value-type="float" office:value="0.473672023" calcext:value-type="float">
            <text:p>0.473672</text:p>
          </table:table-cell>
          <table:table-cell office:value-type="float" office:value="0.466297242" calcext:value-type="float">
            <text:p>0.466297</text:p>
          </table:table-cell>
          <table:table-cell office:value-type="float" office:value="0.435055575" calcext:value-type="float">
            <text:p>0.435056</text:p>
          </table:table-cell>
          <table:table-cell table:formula="of:=AVERAGE([.B30:.U30])" office:value-type="float" office:value="0.46355030125" calcext:value-type="float">
            <text:p>0.463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97193" calcext:value-type="float">
            <text:p>0.397193</text:p>
          </table:table-cell>
          <table:table-cell office:value-type="float" office:value="0.389103" calcext:value-type="float">
            <text:p>0.389103</text:p>
          </table:table-cell>
          <table:table-cell office:value-type="float" office:value="0.377297" calcext:value-type="float">
            <text:p>0.377297</text:p>
          </table:table-cell>
          <table:table-cell office:value-type="float" office:value="0.364799" calcext:value-type="float">
            <text:p>0.364799</text:p>
          </table:table-cell>
          <table:table-cell office:value-type="float" office:value="0.377603" calcext:value-type="float">
            <text:p>0.377603</text:p>
          </table:table-cell>
          <table:table-cell office:value-type="float" office:value="0.362896" calcext:value-type="float">
            <text:p>0.362896</text:p>
          </table:table-cell>
          <table:table-cell office:value-type="float" office:value="0.389426" calcext:value-type="float">
            <text:p>0.389426</text:p>
          </table:table-cell>
          <table:table-cell office:value-type="float" office:value="0.389092" calcext:value-type="float">
            <text:p>0.389092</text:p>
          </table:table-cell>
          <table:table-cell office:value-type="float" office:value="0.371526" calcext:value-type="float">
            <text:p>0.371526</text:p>
          </table:table-cell>
          <table:table-cell office:value-type="float" office:value="0.394533" calcext:value-type="float">
            <text:p>0.394533</text:p>
          </table:table-cell>
          <table:table-cell office:value-type="float" office:value="0.374204573" calcext:value-type="float">
            <text:p>0.374205</text:p>
          </table:table-cell>
          <table:table-cell office:value-type="float" office:value="0.385921166" calcext:value-type="float">
            <text:p>0.385921</text:p>
          </table:table-cell>
          <table:table-cell office:value-type="float" office:value="0.385590172" calcext:value-type="float">
            <text:p>0.385590</text:p>
          </table:table-cell>
          <table:table-cell office:value-type="float" office:value="0.368182266" calcext:value-type="float">
            <text:p>0.368182</text:p>
          </table:table-cell>
          <table:table-cell office:value-type="float" office:value="0.390982203" calcext:value-type="float">
            <text:p>0.390982</text:p>
          </table:table-cell>
          <table:table-cell office:value-type="float" office:value="0.366162064" calcext:value-type="float">
            <text:p>0.366162</text:p>
          </table:table-cell>
          <table:table-cell office:value-type="float" office:value="0.400767737" calcext:value-type="float">
            <text:p>0.400768</text:p>
          </table:table-cell>
          <table:table-cell office:value-type="float" office:value="0.392604927" calcext:value-type="float">
            <text:p>0.392605</text:p>
          </table:table-cell>
          <table:table-cell office:value-type="float" office:value="0.380692673" calcext:value-type="float">
            <text:p>0.380693</text:p>
          </table:table-cell>
          <table:table-cell office:value-type="float" office:value="0.368082191" calcext:value-type="float">
            <text:p>0.368082</text:p>
          </table:table-cell>
          <table:table-cell table:formula="of:=AVERAGE([.B31:.U31])" office:value-type="float" office:value="0.3813328986" calcext:value-type="float">
            <text:p>0.381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5051" calcext:value-type="float">
            <text:p>0.325051</text:p>
          </table:table-cell>
          <table:table-cell office:value-type="float" office:value="0.324809" calcext:value-type="float">
            <text:p>0.324809</text:p>
          </table:table-cell>
          <table:table-cell office:value-type="float" office:value="0.308756" calcext:value-type="float">
            <text:p>0.308756</text:p>
          </table:table-cell>
          <table:table-cell office:value-type="float" office:value="0.290678" calcext:value-type="float">
            <text:p>0.290678</text:p>
          </table:table-cell>
          <table:table-cell office:value-type="float" office:value="0.311213" calcext:value-type="float">
            <text:p>0.311213</text:p>
          </table:table-cell>
          <table:table-cell office:value-type="float" office:value="0.295198" calcext:value-type="float">
            <text:p>0.295198</text:p>
          </table:table-cell>
          <table:table-cell office:value-type="float" office:value="0.320264" calcext:value-type="float">
            <text:p>0.320264</text:p>
          </table:table-cell>
          <table:table-cell office:value-type="float" office:value="0.324845" calcext:value-type="float">
            <text:p>0.324845</text:p>
          </table:table-cell>
          <table:table-cell office:value-type="float" office:value="0.29732" calcext:value-type="float">
            <text:p>0.297320</text:p>
          </table:table-cell>
          <table:table-cell office:value-type="float" office:value="0.328685" calcext:value-type="float">
            <text:p>0.328685</text:p>
          </table:table-cell>
          <table:table-cell office:value-type="float" office:value="0.308412083" calcext:value-type="float">
            <text:p>0.308412</text:p>
          </table:table-cell>
          <table:table-cell office:value-type="float" office:value="0.317381624" calcext:value-type="float">
            <text:p>0.317382</text:p>
          </table:table-cell>
          <table:table-cell office:value-type="float" office:value="0.321921395" calcext:value-type="float">
            <text:p>0.321921</text:p>
          </table:table-cell>
          <table:table-cell office:value-type="float" office:value="0.29464412" calcext:value-type="float">
            <text:p>0.294644</text:p>
          </table:table-cell>
          <table:table-cell office:value-type="float" office:value="0.325726835" calcext:value-type="float">
            <text:p>0.325727</text:p>
          </table:table-cell>
          <table:table-cell office:value-type="float" office:value="0.297854782" calcext:value-type="float">
            <text:p>0.297855</text:p>
          </table:table-cell>
          <table:table-cell office:value-type="float" office:value="0.327976459" calcext:value-type="float">
            <text:p>0.327976</text:p>
          </table:table-cell>
          <table:table-cell office:value-type="float" office:value="0.327732281" calcext:value-type="float">
            <text:p>0.327732</text:p>
          </table:table-cell>
          <table:table-cell office:value-type="float" office:value="0.311534804" calcext:value-type="float">
            <text:p>0.311535</text:p>
          </table:table-cell>
          <table:table-cell office:value-type="float" office:value="0.293294102" calcext:value-type="float">
            <text:p>0.293294</text:p>
          </table:table-cell>
          <table:table-cell table:formula="of:=AVERAGE([.B32:.U32])" office:value-type="float" office:value="0.31266487425" calcext:value-type="float">
            <text:p>0.312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521" calcext:value-type="float">
            <text:p>0.261521</text:p>
          </table:table-cell>
          <table:table-cell office:value-type="float" office:value="0.270253" calcext:value-type="float">
            <text:p>0.270253</text:p>
          </table:table-cell>
          <table:table-cell office:value-type="float" office:value="0.244569" calcext:value-type="float">
            <text:p>0.244569</text:p>
          </table:table-cell>
          <table:table-cell office:value-type="float" office:value="0.232846" calcext:value-type="float">
            <text:p>0.232846</text:p>
          </table:table-cell>
          <table:table-cell office:value-type="float" office:value="0.252233" calcext:value-type="float">
            <text:p>0.252233</text:p>
          </table:table-cell>
          <table:table-cell office:value-type="float" office:value="0.250755" calcext:value-type="float">
            <text:p>0.250755</text:p>
          </table:table-cell>
          <table:table-cell office:value-type="float" office:value="0.254653" calcext:value-type="float">
            <text:p>0.254653</text:p>
          </table:table-cell>
          <table:table-cell office:value-type="float" office:value="0.263967" calcext:value-type="float">
            <text:p>0.263967</text:p>
          </table:table-cell>
          <table:table-cell office:value-type="float" office:value="0.238727" calcext:value-type="float">
            <text:p>0.238727</text:p>
          </table:table-cell>
          <table:table-cell office:value-type="float" office:value="0.264578" calcext:value-type="float">
            <text:p>0.264578</text:p>
          </table:table-cell>
          <table:table-cell office:value-type="float" office:value="0.249962903" calcext:value-type="float">
            <text:p>0.249963</text:p>
          </table:table-cell>
          <table:table-cell office:value-type="float" office:value="0.252361123" calcext:value-type="float">
            <text:p>0.252361</text:p>
          </table:table-cell>
          <table:table-cell office:value-type="float" office:value="0.261591297" calcext:value-type="float">
            <text:p>0.261591</text:p>
          </table:table-cell>
          <table:table-cell office:value-type="float" office:value="0.236578457" calcext:value-type="float">
            <text:p>0.236578</text:p>
          </table:table-cell>
          <table:table-cell office:value-type="float" office:value="0.262196798" calcext:value-type="float">
            <text:p>0.262197</text:p>
          </table:table-cell>
          <table:table-cell office:value-type="float" office:value="0.253011795" calcext:value-type="float">
            <text:p>0.253012</text:p>
          </table:table-cell>
          <table:table-cell office:value-type="float" office:value="0.263874689" calcext:value-type="float">
            <text:p>0.263875</text:p>
          </table:table-cell>
          <table:table-cell office:value-type="float" office:value="0.272685277" calcext:value-type="float">
            <text:p>0.272685</text:p>
          </table:table-cell>
          <table:table-cell office:value-type="float" office:value="0.246770121" calcext:value-type="float">
            <text:p>0.246770</text:p>
          </table:table-cell>
          <table:table-cell office:value-type="float" office:value="0.234941614" calcext:value-type="float">
            <text:p>0.234942</text:p>
          </table:table-cell>
          <table:table-cell table:formula="of:=AVERAGE([.B33:.U33])" office:value-type="float" office:value="0.2534038037" calcext:value-type="float">
            <text:p>0.253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5884" calcext:value-type="float">
            <text:p>0.215884</text:p>
          </table:table-cell>
          <table:table-cell office:value-type="float" office:value="0.203545" calcext:value-type="float">
            <text:p>0.203545</text:p>
          </table:table-cell>
          <table:table-cell office:value-type="float" office:value="0.195006" calcext:value-type="float">
            <text:p>0.195006</text:p>
          </table:table-cell>
          <table:table-cell office:value-type="float" office:value="0.168022" calcext:value-type="float">
            <text:p>0.168022</text:p>
          </table:table-cell>
          <table:table-cell office:value-type="float" office:value="0.195348" calcext:value-type="float">
            <text:p>0.195348</text:p>
          </table:table-cell>
          <table:table-cell office:value-type="float" office:value="0.192459" calcext:value-type="float">
            <text:p>0.192459</text:p>
          </table:table-cell>
          <table:table-cell office:value-type="float" office:value="0.205377" calcext:value-type="float">
            <text:p>0.205377</text:p>
          </table:table-cell>
          <table:table-cell office:value-type="float" office:value="0.21644" calcext:value-type="float">
            <text:p>0.216440</text:p>
          </table:table-cell>
          <table:table-cell office:value-type="float" office:value="0.175966" calcext:value-type="float">
            <text:p>0.175966</text:p>
          </table:table-cell>
          <table:table-cell office:value-type="float" office:value="0.206667" calcext:value-type="float">
            <text:p>0.206667</text:p>
          </table:table-cell>
          <table:table-cell office:value-type="float" office:value="0.193589868" calcext:value-type="float">
            <text:p>0.193590</text:p>
          </table:table-cell>
          <table:table-cell office:value-type="float" office:value="0.203528607" calcext:value-type="float">
            <text:p>0.203529</text:p>
          </table:table-cell>
          <table:table-cell office:value-type="float" office:value="0.21449204" calcext:value-type="float">
            <text:p>0.214492</text:p>
          </table:table-cell>
          <table:table-cell office:value-type="float" office:value="0.174382306" calcext:value-type="float">
            <text:p>0.174382</text:p>
          </table:table-cell>
          <table:table-cell office:value-type="float" office:value="0.204806997" calcext:value-type="float">
            <text:p>0.204807</text:p>
          </table:table-cell>
          <table:table-cell office:value-type="float" office:value="0.194191131" calcext:value-type="float">
            <text:p>0.194191</text:p>
          </table:table-cell>
          <table:table-cell office:value-type="float" office:value="0.217826956" calcext:value-type="float">
            <text:p>0.217827</text:p>
          </table:table-cell>
          <table:table-cell office:value-type="float" office:value="0.205376905" calcext:value-type="float">
            <text:p>0.205377</text:p>
          </table:table-cell>
          <table:table-cell office:value-type="float" office:value="0.196761054" calcext:value-type="float">
            <text:p>0.196761</text:p>
          </table:table-cell>
          <table:table-cell office:value-type="float" office:value="0.169534198" calcext:value-type="float">
            <text:p>0.169534</text:p>
          </table:table-cell>
          <table:table-cell table:formula="of:=AVERAGE([.B34:.U34])" office:value-type="float" office:value="0.1974602031" calcext:value-type="float">
            <text:p>0.1974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0127" calcext:value-type="float">
            <text:p>0.160127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50406" calcext:value-type="float">
            <text:p>0.150406</text:p>
          </table:table-cell>
          <table:table-cell office:value-type="float" office:value="0.121303" calcext:value-type="float">
            <text:p>0.121303</text:p>
          </table:table-cell>
          <table:table-cell office:value-type="float" office:value="0.142946" calcext:value-type="float">
            <text:p>0.142946</text:p>
          </table:table-cell>
          <table:table-cell office:value-type="float" office:value="0.134023" calcext:value-type="float">
            <text:p>0.134023</text:p>
          </table:table-cell>
          <table:table-cell office:value-type="float" office:value="0.153204" calcext:value-type="float">
            <text:p>0.153204</text:p>
          </table:table-cell>
          <table:table-cell office:value-type="float" office:value="0.15733" calcext:value-type="float">
            <text:p>0.157330</text:p>
          </table:table-cell>
          <table:table-cell office:value-type="float" office:value="0.151275" calcext:value-type="float">
            <text:p>0.151275</text:p>
          </table:table-cell>
          <table:table-cell office:value-type="float" office:value="0.150456" calcext:value-type="float">
            <text:p>0.150456</text:p>
          </table:table-cell>
          <table:table-cell office:value-type="float" office:value="0.141659486" calcext:value-type="float">
            <text:p>0.141659</text:p>
          </table:table-cell>
          <table:table-cell office:value-type="float" office:value="0.151825164" calcext:value-type="float">
            <text:p>0.151825</text:p>
          </table:table-cell>
          <table:table-cell office:value-type="float" office:value="0.15591403" calcext:value-type="float">
            <text:p>0.155914</text:p>
          </table:table-cell>
          <table:table-cell office:value-type="float" office:value="0.149913525" calcext:value-type="float">
            <text:p>0.149914</text:p>
          </table:table-cell>
          <table:table-cell office:value-type="float" office:value="0.149101896" calcext:value-type="float">
            <text:p>0.149102</text:p>
          </table:table-cell>
          <table:table-cell office:value-type="float" office:value="0.135229207" calcext:value-type="float">
            <text:p>0.135229</text:p>
          </table:table-cell>
          <table:table-cell office:value-type="float" office:value="0.161568143" calcext:value-type="float">
            <text:p>0.161568</text:p>
          </table:table-cell>
          <table:table-cell office:value-type="float" office:value="0.160464297" calcext:value-type="float">
            <text:p>0.160464</text:p>
          </table:table-cell>
          <table:table-cell office:value-type="float" office:value="0.151759654" calcext:value-type="float">
            <text:p>0.151760</text:p>
          </table:table-cell>
          <table:table-cell office:value-type="float" office:value="0.122394727" calcext:value-type="float">
            <text:p>0.122395</text:p>
          </table:table-cell>
          <table:table-cell table:formula="of:=AVERAGE([.B35:.U35])" office:value-type="float" office:value="0.14799665645" calcext:value-type="float">
            <text:p>0.147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0916" calcext:value-type="float">
            <text:p>0.120916</text:p>
          </table:table-cell>
          <table:table-cell office:value-type="float" office:value="0.102296" calcext:value-type="float">
            <text:p>0.102296</text:p>
          </table:table-cell>
          <table:table-cell office:value-type="float" office:value="0.109802" calcext:value-type="float">
            <text:p>0.109802</text:p>
          </table:table-cell>
          <table:table-cell office:value-type="float" office:value="0.094504" calcext:value-type="float">
            <text:p>0.094504</text:p>
          </table:table-cell>
          <table:table-cell office:value-type="float" office:value="0.103597" calcext:value-type="float">
            <text:p>0.103597</text:p>
          </table:table-cell>
          <table:table-cell office:value-type="float" office:value="0.110842" calcext:value-type="float">
            <text:p>0.110842</text:p>
          </table:table-cell>
          <table:table-cell office:value-type="float" office:value="0.110651" calcext:value-type="float">
            <text:p>0.110651</text:p>
          </table:table-cell>
          <table:table-cell office:value-type="float" office:value="0.123847" calcext:value-type="float">
            <text:p>0.123847</text:p>
          </table:table-cell>
          <table:table-cell office:value-type="float" office:value="0.088183" calcext:value-type="float">
            <text:p>0.088183</text:p>
          </table:table-cell>
          <table:table-cell office:value-type="float" office:value="0.11406" calcext:value-type="float">
            <text:p>0.114060</text:p>
          </table:table-cell>
          <table:table-cell office:value-type="float" office:value="0.102664627" calcext:value-type="float">
            <text:p>0.102665</text:p>
          </table:table-cell>
          <table:table-cell office:value-type="float" office:value="0.109655141" calcext:value-type="float">
            <text:p>0.109655</text:p>
          </table:table-cell>
          <table:table-cell office:value-type="float" office:value="0.122732377" calcext:value-type="float">
            <text:p>0.122732</text:p>
          </table:table-cell>
          <table:table-cell office:value-type="float" office:value="0.087389353" calcext:value-type="float">
            <text:p>0.087389</text:p>
          </table:table-cell>
          <table:table-cell office:value-type="float" office:value="0.11303346" calcext:value-type="float">
            <text:p>0.113033</text:p>
          </table:table-cell>
          <table:table-cell office:value-type="float" office:value="0.111839578" calcext:value-type="float">
            <text:p>0.111840</text:p>
          </table:table-cell>
          <table:table-cell office:value-type="float" office:value="0.122004244" calcext:value-type="float">
            <text:p>0.122004</text:p>
          </table:table-cell>
          <table:table-cell office:value-type="float" office:value="0.103216664" calcext:value-type="float">
            <text:p>0.103217</text:p>
          </table:table-cell>
          <table:table-cell office:value-type="float" office:value="0.110790218" calcext:value-type="float">
            <text:p>0.110790</text:p>
          </table:table-cell>
          <table:table-cell office:value-type="float" office:value="0.095354536" calcext:value-type="float">
            <text:p>0.095355</text:p>
          </table:table-cell>
          <table:table-cell table:formula="of:=AVERAGE([.B36:.U36])" office:value-type="float" office:value="0.1078689099" calcext:value-type="float">
            <text:p>0.1078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242" calcext:value-type="float">
            <text:p>0.082420</text:p>
          </table:table-cell>
          <table:table-cell office:value-type="float" office:value="0.075939" calcext:value-type="float">
            <text:p>0.075939</text:p>
          </table:table-cell>
          <table:table-cell office:value-type="float" office:value="0.076139" calcext:value-type="float">
            <text:p>0.076139</text:p>
          </table:table-cell>
          <table:table-cell office:value-type="float" office:value="0.058084" calcext:value-type="float">
            <text:p>0.058084</text:p>
          </table:table-cell>
          <table:table-cell office:value-type="float" office:value="0.066284" calcext:value-type="float">
            <text:p>0.066284</text:p>
          </table:table-cell>
          <table:table-cell office:value-type="float" office:value="0.075345" calcext:value-type="float">
            <text:p>0.075345</text:p>
          </table:table-cell>
          <table:table-cell office:value-type="float" office:value="0.06292" calcext:value-type="float">
            <text:p>0.062920</text:p>
          </table:table-cell>
          <table:table-cell office:value-type="float" office:value="0.084816" calcext:value-type="float">
            <text:p>0.084816</text:p>
          </table:table-cell>
          <table:table-cell office:value-type="float" office:value="0.063848" calcext:value-type="float">
            <text:p>0.063848</text:p>
          </table:table-cell>
          <table:table-cell office:value-type="float" office:value="0.084036" calcext:value-type="float">
            <text:p>0.084036</text:p>
          </table:table-cell>
          <table:table-cell office:value-type="float" office:value="0.065687444" calcext:value-type="float">
            <text:p>0.065687</text:p>
          </table:table-cell>
          <table:table-cell office:value-type="float" office:value="0.06235372" calcext:value-type="float">
            <text:p>0.062354</text:p>
          </table:table-cell>
          <table:table-cell office:value-type="float" office:value="0.084052656" calcext:value-type="float">
            <text:p>0.084053</text:p>
          </table:table-cell>
          <table:table-cell office:value-type="float" office:value="0.063273368" calcext:value-type="float">
            <text:p>0.063273</text:p>
          </table:table-cell>
          <table:table-cell office:value-type="float" office:value="0.083279676" calcext:value-type="float">
            <text:p>0.083280</text:p>
          </table:table-cell>
          <table:table-cell office:value-type="float" office:value="0.076023105" calcext:value-type="float">
            <text:p>0.076023</text:p>
          </table:table-cell>
          <table:table-cell office:value-type="float" office:value="0.08316178" calcext:value-type="float">
            <text:p>0.083162</text:p>
          </table:table-cell>
          <table:table-cell office:value-type="float" office:value="0.076622451" calcext:value-type="float">
            <text:p>0.076622</text:p>
          </table:table-cell>
          <table:table-cell office:value-type="float" office:value="0.076824251" calcext:value-type="float">
            <text:p>0.076824</text:p>
          </table:table-cell>
          <table:table-cell office:value-type="float" office:value="0.058606756" calcext:value-type="float">
            <text:p>0.058607</text:p>
          </table:table-cell>
          <table:table-cell table:formula="of:=AVERAGE([.B37:.U37])" office:value-type="float" office:value="0.07298581035" calcext:value-type="float">
            <text:p>0.072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0951" calcext:value-type="float">
            <text:p>0.050951</text:p>
          </table:table-cell>
          <table:table-cell office:value-type="float" office:value="0.052408" calcext:value-type="float">
            <text:p>0.052408</text:p>
          </table:table-cell>
          <table:table-cell office:value-type="float" office:value="0.050476" calcext:value-type="float">
            <text:p>0.050476</text:p>
          </table:table-cell>
          <table:table-cell office:value-type="float" office:value="0.045503" calcext:value-type="float">
            <text:p>0.045503</text:p>
          </table:table-cell>
          <table:table-cell office:value-type="float" office:value="0.034571" calcext:value-type="float">
            <text:p>0.034571</text:p>
          </table:table-cell>
          <table:table-cell office:value-type="float" office:value="0.047476" calcext:value-type="float">
            <text:p>0.047476</text:p>
          </table:table-cell>
          <table:table-cell office:value-type="float" office:value="0.046401" calcext:value-type="float">
            <text:p>0.046401</text:p>
          </table:table-cell>
          <table:table-cell office:value-type="float" office:value="0.055123" calcext:value-type="float">
            <text:p>0.055123</text:p>
          </table:table-cell>
          <table:table-cell office:value-type="float" office:value="0.042316" calcext:value-type="float">
            <text:p>0.042316</text:p>
          </table:table-cell>
          <table:table-cell office:value-type="float" office:value="0.047294" calcext:value-type="float">
            <text:p>0.047294</text:p>
          </table:table-cell>
          <table:table-cell office:value-type="float" office:value="0.034259861" calcext:value-type="float">
            <text:p>0.034260</text:p>
          </table:table-cell>
          <table:table-cell office:value-type="float" office:value="0.045983391" calcext:value-type="float">
            <text:p>0.045983</text:p>
          </table:table-cell>
          <table:table-cell office:value-type="float" office:value="0.054626893" calcext:value-type="float">
            <text:p>0.054627</text:p>
          </table:table-cell>
          <table:table-cell office:value-type="float" office:value="0.041935156" calcext:value-type="float">
            <text:p>0.041935</text:p>
          </table:table-cell>
          <table:table-cell office:value-type="float" office:value="0.046868354" calcext:value-type="float">
            <text:p>0.046868</text:p>
          </table:table-cell>
          <table:table-cell office:value-type="float" office:value="0.047903284" calcext:value-type="float">
            <text:p>0.047903</text:p>
          </table:table-cell>
          <table:table-cell office:value-type="float" office:value="0.051409559" calcext:value-type="float">
            <text:p>0.051410</text:p>
          </table:table-cell>
          <table:table-cell office:value-type="float" office:value="0.052879672" calcext:value-type="float">
            <text:p>0.052880</text:p>
          </table:table-cell>
          <table:table-cell office:value-type="float" office:value="0.050930284" calcext:value-type="float">
            <text:p>0.050930</text:p>
          </table:table-cell>
          <table:table-cell office:value-type="float" office:value="0.045912527" calcext:value-type="float">
            <text:p>0.045913</text:p>
          </table:table-cell>
          <table:table-cell table:formula="of:=AVERAGE([.B38:.U38])" office:value-type="float" office:value="0.04726139905" calcext:value-type="float">
            <text:p>0.047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02876" calcext:value-type="float">
            <text:p>0.028760</text:p>
          </table:table-cell>
          <table:table-cell office:value-type="float" office:value="0.029906" calcext:value-type="float">
            <text:p>0.029906</text:p>
          </table:table-cell>
          <table:table-cell office:value-type="float" office:value="0.017673" calcext:value-type="float">
            <text:p>0.017673</text:p>
          </table:table-cell>
          <table:table-cell office:value-type="float" office:value="0.021879" calcext:value-type="float">
            <text:p>0.021879</text:p>
          </table:table-cell>
          <table:table-cell office:value-type="float" office:value="0.031707" calcext:value-type="float">
            <text:p>0.031707</text:p>
          </table:table-cell>
          <table:table-cell office:value-type="float" office:value="0.03016" calcext:value-type="float">
            <text:p>0.030160</text:p>
          </table:table-cell>
          <table:table-cell office:value-type="float" office:value="0.030487" calcext:value-type="float">
            <text:p>0.030487</text:p>
          </table:table-cell>
          <table:table-cell office:value-type="float" office:value="0.033516" calcext:value-type="float">
            <text:p>0.033516</text:p>
          </table:table-cell>
          <table:table-cell office:value-type="float" office:value="0.024764" calcext:value-type="float">
            <text:p>0.024764</text:p>
          </table:table-cell>
          <table:table-cell office:value-type="float" office:value="0.021682089" calcext:value-type="float">
            <text:p>0.021682</text:p>
          </table:table-cell>
          <table:table-cell office:value-type="float" office:value="0.02988856" calcext:value-type="float">
            <text:p>0.029889</text:p>
          </table:table-cell>
          <table:table-cell office:value-type="float" office:value="0.030212617" calcext:value-type="float">
            <text:p>0.030213</text:p>
          </table:table-cell>
          <table:table-cell office:value-type="float" office:value="0.033214356" calcext:value-type="float">
            <text:p>0.033214</text:p>
          </table:table-cell>
          <table:table-cell office:value-type="float" office:value="0.024541124" calcext:value-type="float">
            <text:p>0.024541</text:p>
          </table:table-cell>
          <table:table-cell office:value-type="float" office:value="0.031992363" calcext:value-type="float">
            <text:p>0.031992</text:p>
          </table:table-cell>
          <table:table-cell office:value-type="float" office:value="0.034540088" calcext:value-type="float">
            <text:p>0.034540</text:p>
          </table:table-cell>
          <table:table-cell office:value-type="float" office:value="0.02901884" calcext:value-type="float">
            <text:p>0.029019</text:p>
          </table:table-cell>
          <table:table-cell office:value-type="float" office:value="0.030175154" calcext:value-type="float">
            <text:p>0.030175</text:p>
          </table:table-cell>
          <table:table-cell office:value-type="float" office:value="0.017832057" calcext:value-type="float">
            <text:p>0.017832</text:p>
          </table:table-cell>
          <table:table-cell table:formula="of:=AVERAGE([.B39:.U39])" office:value-type="float" office:value="0.0283090624" calcext:value-type="float">
            <text:p>0.0283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1957" calcext:value-type="float">
            <text:p>0.021957</text:p>
          </table:table-cell>
          <table:table-cell office:value-type="float" office:value="0.016793" calcext:value-type="float">
            <text:p>0.016793</text:p>
          </table:table-cell>
          <table:table-cell office:value-type="float" office:value="0.017478" calcext:value-type="float">
            <text:p>0.017478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.025495" calcext:value-type="float">
            <text:p>0.025495</text:p>
          </table:table-cell>
          <table:table-cell office:value-type="float" office:value="0.019058" calcext:value-type="float">
            <text:p>0.019058</text:p>
          </table:table-cell>
          <table:table-cell office:value-type="float" office:value="0.026688" calcext:value-type="float">
            <text:p>0.026688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.020587" calcext:value-type="float">
            <text:p>0.020587</text:p>
          </table:table-cell>
          <table:table-cell office:value-type="float" office:value="0.017049164" calcext:value-type="float">
            <text:p>0.017049</text:p>
          </table:table-cell>
          <table:table-cell office:value-type="float" office:value="0.018886478" calcext:value-type="float">
            <text:p>0.018886</text:p>
          </table:table-cell>
          <table:table-cell office:value-type="float" office:value="0.026447808" calcext:value-type="float">
            <text:p>0.026448</text:p>
          </table:table-cell>
          <table:table-cell office:value-type="float" office:value="0.017361329" calcext:value-type="float">
            <text:p>0.017361</text:p>
          </table:table-cell>
          <table:table-cell office:value-type="float" office:value="0.020401717" calcext:value-type="float">
            <text:p>0.020402</text:p>
          </table:table-cell>
          <table:table-cell office:value-type="float" office:value="0.025724455" calcext:value-type="float">
            <text:p>0.025724</text:p>
          </table:table-cell>
          <table:table-cell office:value-type="float" office:value="0.023366422" calcext:value-type="float">
            <text:p>0.023366</text:p>
          </table:table-cell>
          <table:table-cell office:value-type="float" office:value="0.022154613" calcext:value-type="float">
            <text:p>0.022155</text:p>
          </table:table-cell>
          <table:table-cell office:value-type="float" office:value="0.016944137" calcext:value-type="float">
            <text:p>0.016944</text:p>
          </table:table-cell>
          <table:table-cell office:value-type="float" office:value="0.017635302" calcext:value-type="float">
            <text:p>0.017635</text:p>
          </table:table-cell>
          <table:table-cell table:formula="of:=AVERAGE([.B40:.U40])" office:value-type="float" office:value="0.02059542125" calcext:value-type="float">
            <text:p>0.020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0.010377" calcext:value-type="float">
            <text:p>0.010377</text:p>
          </table:table-cell>
          <table:table-cell office:value-type="float" office:value="0.010183" calcext:value-type="float">
            <text:p>0.010183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0888" calcext:value-type="float">
            <text:p>0.008880</text:p>
          </table:table-cell>
          <table:table-cell office:value-type="float" office:value="0.013998" calcext:value-type="float">
            <text:p>0.013998</text:p>
          </table:table-cell>
          <table:table-cell office:value-type="float" office:value="0.008923" calcext:value-type="float">
            <text:p>0.008923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0.014124" calcext:value-type="float">
            <text:p>0.014124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0.00880008" calcext:value-type="float">
            <text:p>0.008800</text:p>
          </table:table-cell>
          <table:table-cell office:value-type="float" office:value="0.008842693" calcext:value-type="float">
            <text:p>0.008843</text:p>
          </table:table-cell>
          <table:table-cell office:value-type="float" office:value="0.013692647" calcext:value-type="float">
            <text:p>0.013693</text:p>
          </table:table-cell>
          <table:table-cell office:value-type="float" office:value="0.013996884" calcext:value-type="float">
            <text:p>0.013997</text:p>
          </table:table-cell>
          <table:table-cell office:value-type="float" office:value="0.012242814" calcext:value-type="float">
            <text:p>0.012243</text:p>
          </table:table-cell>
          <table:table-cell office:value-type="float" office:value="0.014123982" calcext:value-type="float">
            <text:p>0.014124</text:p>
          </table:table-cell>
          <table:table-cell office:value-type="float" office:value="0.010487546" calcext:value-type="float">
            <text:p>0.010488</text:p>
          </table:table-cell>
          <table:table-cell office:value-type="float" office:value="0.010470393" calcext:value-type="float">
            <text:p>0.010470</text:p>
          </table:table-cell>
          <table:table-cell office:value-type="float" office:value="0.010274647" calcext:value-type="float">
            <text:p>0.010275</text:p>
          </table:table-cell>
          <table:table-cell office:value-type="float" office:value="0.010809417" calcext:value-type="float">
            <text:p>0.010809</text:p>
          </table:table-cell>
          <table:table-cell table:formula="of:=AVERAGE([.B41:.U41])" office:value-type="float" office:value="0.01137520515" calcext:value-type="float">
            <text:p>0.011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0.00498" calcext:value-type="float">
            <text:p>0.004980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0.009212" calcext:value-type="float">
            <text:p>0.009212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6164" calcext:value-type="float">
            <text:p>0.006164</text:p>
          </table:table-cell>
          <table:table-cell office:value-type="float" office:value="0.007447" calcext:value-type="float">
            <text:p>0.007447</text:p>
          </table:table-cell>
          <table:table-cell office:value-type="float" office:value="0.004765" calcext:value-type="float">
            <text:p>0.004765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6963757" calcext:value-type="float">
            <text:p>0.006964</text:p>
          </table:table-cell>
          <table:table-cell office:value-type="float" office:value="0.006108524" calcext:value-type="float">
            <text:p>0.006109</text:p>
          </table:table-cell>
          <table:table-cell office:value-type="float" office:value="0.007379977" calcext:value-type="float">
            <text:p>0.007380</text:p>
          </table:table-cell>
          <table:table-cell office:value-type="float" office:value="0.004722115" calcext:value-type="float">
            <text:p>0.004722</text:p>
          </table:table-cell>
          <table:table-cell office:value-type="float" office:value="0.004686439" calcext:value-type="float">
            <text:p>0.004686</text:p>
          </table:table-cell>
          <table:table-cell office:value-type="float" office:value="0.009278764" calcext:value-type="float">
            <text:p>0.009279</text:p>
          </table:table-cell>
          <table:table-cell office:value-type="float" office:value="0.007422204" calcext:value-type="float">
            <text:p>0.007422</text:p>
          </table:table-cell>
          <table:table-cell office:value-type="float" office:value="0.00502482" calcext:value-type="float">
            <text:p>0.005025</text:p>
          </table:table-cell>
          <table:table-cell office:value-type="float" office:value="0.007277917" calcext:value-type="float">
            <text:p>0.007278</text:p>
          </table:table-cell>
          <table:table-cell office:value-type="float" office:value="0.009294908" calcext:value-type="float">
            <text:p>0.009295</text:p>
          </table:table-cell>
          <table:table-cell table:formula="of:=AVERAGE([.B42:.U42])" office:value-type="float" office:value="0.00681242125" calcext:value-type="float">
            <text:p>0.006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00264" calcext:value-type="float">
            <text:p>0.002640</text:p>
          </table:table-cell>
          <table:table-cell office:value-type="float" office:value="0.002677" calcext:value-type="float">
            <text:p>0.002677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1732268" calcext:value-type="float">
            <text:p>0.001732</text:p>
          </table:table-cell>
          <table:table-cell office:value-type="float" office:value="0.001267489" calcext:value-type="float">
            <text:p>0.001267</text:p>
          </table:table-cell>
          <table:table-cell office:value-type="float" office:value="0.00261624" calcext:value-type="float">
            <text:p>0.002616</text:p>
          </table:table-cell>
          <table:table-cell office:value-type="float" office:value="0.002652907" calcext:value-type="float">
            <text:p>0.002653</text:p>
          </table:table-cell>
          <table:table-cell office:value-type="float" office:value="0.001951279" calcext:value-type="float">
            <text:p>0.001951</text:p>
          </table:table-cell>
          <table:table-cell office:value-type="float" office:value="0.003220728" calcext:value-type="float">
            <text:p>0.003221</text:p>
          </table:table-cell>
          <table:table-cell office:value-type="float" office:value="0.004488032" calcext:value-type="float">
            <text:p>0.004488</text:p>
          </table:table-cell>
          <table:table-cell office:value-type="float" office:value="0.002450861" calcext:value-type="float">
            <text:p>0.002451</text:p>
          </table:table-cell>
          <table:table-cell office:value-type="float" office:value="0.003068369" calcext:value-type="float">
            <text:p>0.003068</text:p>
          </table:table-cell>
          <table:table-cell office:value-type="float" office:value="0.002903902" calcext:value-type="float">
            <text:p>0.002904</text:p>
          </table:table-cell>
          <table:table-cell table:formula="of:=AVERAGE([.B43:.U43])" office:value-type="float" office:value="0.00263265375" calcext:value-type="float">
            <text:p>0.0026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86" calcext:value-type="float">
            <text:p>0.000860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3899" calcext:value-type="float">
            <text:p>0.003899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2" calcext:value-type="float">
            <text:p>0.001200</text:p>
          </table:table-cell>
          <table:table-cell office:value-type="float" office:value="0.001995874" calcext:value-type="float">
            <text:p>0.001996</text:p>
          </table:table-cell>
          <table:table-cell office:value-type="float" office:value="0.001265507" calcext:value-type="float">
            <text:p>0.001266</text:p>
          </table:table-cell>
          <table:table-cell office:value-type="float" office:value="0.003863909" calcext:value-type="float">
            <text:p>0.003864</text:p>
          </table:table-cell>
          <table:table-cell office:value-type="float" office:value="0.001172353" calcext:value-type="float">
            <text:p>0.001172</text:p>
          </table:table-cell>
          <table:table-cell office:value-type="float" office:value="0.0011892" calcext:value-type="float">
            <text:p>0.001189</text:p>
          </table:table-cell>
          <table:table-cell office:value-type="float" office:value="0.001690075" calcext:value-type="float">
            <text:p>0.001690</text:p>
          </table:table-cell>
          <table:table-cell office:value-type="float" office:value="0.002993703" calcext:value-type="float">
            <text:p>0.002994</text:p>
          </table:table-cell>
          <table:table-cell office:value-type="float" office:value="0.002507365" calcext:value-type="float">
            <text:p>0.002507</text:p>
          </table:table-cell>
          <table:table-cell office:value-type="float" office:value="0.000905073" calcext:value-type="float">
            <text:p>0.000905</text:p>
          </table:table-cell>
          <table:table-cell office:value-type="float" office:value="0.00086774" calcext:value-type="float">
            <text:p>0.000868</text:p>
          </table:table-cell>
          <table:table-cell table:formula="of:=AVERAGE([.B44:.U44])" office:value-type="float" office:value="0.00184538995" calcext:value-type="float">
            <text:p>0.0018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11" calcext:value-type="float">
            <text:p>0.002110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72" calcext:value-type="float">
            <text:p>0.000720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719" calcext:value-type="float">
            <text:p>0.000719</text:p>
          </table:table-cell>
          <table:table-cell office:value-type="float" office:value="0.00071352" calcext:value-type="float">
            <text:p>0.000714</text:p>
          </table:table-cell>
          <table:table-cell office:value-type="float" office:value="0.001306138" calcext:value-type="float">
            <text:p>0.001306</text:p>
          </table:table-cell>
          <table:table-cell office:value-type="float" office:value="0.004581393" calcext:value-type="float">
            <text:p>0.004581</text:p>
          </table:table-cell>
          <table:table-cell office:value-type="float" office:value="0.001573708" calcext:value-type="float">
            <text:p>0.001574</text:p>
          </table:table-cell>
          <table:table-cell office:value-type="float" office:value="0.000712529" calcext:value-type="float">
            <text:p>0.000713</text:p>
          </table:table-cell>
          <table:table-cell office:value-type="float" office:value="0.001731444" calcext:value-type="float">
            <text:p>0.001731</text:p>
          </table:table-cell>
          <table:table-cell office:value-type="float" office:value="0.00212899" calcext:value-type="float">
            <text:p>0.002129</text:p>
          </table:table-cell>
          <table:table-cell office:value-type="float" office:value="0.001537716" calcext:value-type="float">
            <text:p>0.001538</text:p>
          </table:table-cell>
          <table:table-cell office:value-type="float" office:value="0.001527626" calcext:value-type="float">
            <text:p>0.001528</text:p>
          </table:table-cell>
          <table:table-cell office:value-type="float" office:value="0.000870767" calcext:value-type="float">
            <text:p>0.000871</text:p>
          </table:table-cell>
          <table:table-cell table:formula="of:=AVERAGE([.B45:.U45])" office:value-type="float" office:value="0.00166894155" calcext:value-type="float">
            <text:p>0.001669</text:p>
          </table:table-cell>
        </table:table-row>
        <table:table-row table:style-name="ro1">
          <table:table-cell table:style-name="Default"/>
          <table:table-cell table:number-columns-repeated="20"/>
          <table:table-cell table:style-name="Default"/>
        </table:table-row>
        <table:table-row table:style-name="ro1">
          <table:table-cell table:style-name="ce3" office:value-type="string" calcext:value-type="string">
            <text:p>EPOCH</text:p>
          </table:table-cell>
          <table:table-cell table:style-name="ce6" office:value-type="string" calcext:value-type="string">
            <text:p>RUN1</text:p>
          </table:table-cell>
          <table:table-cell table:style-name="ce6" office:value-type="string" calcext:value-type="string">
            <text:p>RUN2</text:p>
          </table:table-cell>
          <table:table-cell table:style-name="ce6" office:value-type="string" calcext:value-type="string">
            <text:p>RUN3</text:p>
          </table:table-cell>
          <table:table-cell table:style-name="ce6" office:value-type="string" calcext:value-type="string">
            <text:p>RUN4</text:p>
          </table:table-cell>
          <table:table-cell table:style-name="ce6" office:value-type="string" calcext:value-type="string">
            <text:p>RUN5</text:p>
          </table:table-cell>
          <table:table-cell table:style-name="ce6" office:value-type="string" calcext:value-type="string">
            <text:p>RUN6</text:p>
          </table:table-cell>
          <table:table-cell table:style-name="ce6" office:value-type="string" calcext:value-type="string">
            <text:p>RUN7</text:p>
          </table:table-cell>
          <table:table-cell table:style-name="ce6" office:value-type="string" calcext:value-type="string">
            <text:p>RUN8</text:p>
          </table:table-cell>
          <table:table-cell table:style-name="ce6" office:value-type="string" calcext:value-type="string">
            <text:p>RUN9</text:p>
          </table:table-cell>
          <table:table-cell table:style-name="ce6" office:value-type="string" calcext:value-type="string">
            <text:p>RUN10</text:p>
          </table:table-cell>
          <table:table-cell table:style-name="ce6" office:value-type="string" calcext:value-type="string">
            <text:p>RUN11</text:p>
          </table:table-cell>
          <table:table-cell table:style-name="ce6" office:value-type="string" calcext:value-type="string">
            <text:p>RUN12</text:p>
          </table:table-cell>
          <table:table-cell table:style-name="ce6" office:value-type="string" calcext:value-type="string">
            <text:p>RUN13</text:p>
          </table:table-cell>
          <table:table-cell table:style-name="ce6" office:value-type="string" calcext:value-type="string">
            <text:p>RUN14</text:p>
          </table:table-cell>
          <table:table-cell table:style-name="ce6" office:value-type="string" calcext:value-type="string">
            <text:p>RUN15</text:p>
          </table:table-cell>
          <table:table-cell table:style-name="ce6" office:value-type="string" calcext:value-type="string">
            <text:p>RUN16</text:p>
          </table:table-cell>
          <table:table-cell table:style-name="ce6" office:value-type="string" calcext:value-type="string">
            <text:p>RUN17</text:p>
          </table:table-cell>
          <table:table-cell table:style-name="ce6" office:value-type="string" calcext:value-type="string">
            <text:p>RUN18</text:p>
          </table:table-cell>
          <table:table-cell table:style-name="ce6" office:value-type="string" calcext:value-type="string">
            <text:p>RUN19</text:p>
          </table:table-cell>
          <table:table-cell table:style-name="ce6" office:value-type="string" calcext:value-type="string">
            <text:p>RUN20</text:p>
          </table:table-cell>
          <table:table-cell office:value-type="string" calcext:value-type="string">
            <text:p>VAL LOS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6398" calcext:value-type="float">
            <text:p>0.726398</text:p>
          </table:table-cell>
          <table:table-cell office:value-type="float" office:value="0.712034" calcext:value-type="float">
            <text:p>0.712034</text:p>
          </table:table-cell>
          <table:table-cell office:value-type="float" office:value="0.686618" calcext:value-type="float">
            <text:p>0.686618</text:p>
          </table:table-cell>
          <table:table-cell office:value-type="float" office:value="0.72038" calcext:value-type="float">
            <text:p>0.720380</text:p>
          </table:table-cell>
          <table:table-cell office:value-type="float" office:value="0.681214" calcext:value-type="float">
            <text:p>0.681214</text:p>
          </table:table-cell>
          <table:table-cell office:value-type="float" office:value="0.704255" calcext:value-type="float">
            <text:p>0.704255</text:p>
          </table:table-cell>
          <table:table-cell office:value-type="float" office:value="0.737773" calcext:value-type="float">
            <text:p>0.737773</text:p>
          </table:table-cell>
          <table:table-cell office:value-type="float" office:value="0.741919" calcext:value-type="float">
            <text:p>0.741919</text:p>
          </table:table-cell>
          <table:table-cell office:value-type="float" office:value="0.720643" calcext:value-type="float">
            <text:p>0.720643</text:p>
          </table:table-cell>
          <table:table-cell office:value-type="float" office:value="0.712238" calcext:value-type="float">
            <text:p>0.712238</text:p>
          </table:table-cell>
          <table:table-cell office:value-type="float" office:value="0.675083074" calcext:value-type="float">
            <text:p>0.675083</text:p>
          </table:table-cell>
          <table:table-cell office:value-type="float" office:value="0.731133043" calcext:value-type="float">
            <text:p>0.731133</text:p>
          </table:table-cell>
          <table:table-cell office:value-type="float" office:value="0.735241729" calcext:value-type="float">
            <text:p>0.735242</text:p>
          </table:table-cell>
          <table:table-cell office:value-type="float" office:value="0.714157213" calcext:value-type="float">
            <text:p>0.714157</text:p>
          </table:table-cell>
          <table:table-cell office:value-type="float" office:value="0.705827858" calcext:value-type="float">
            <text:p>0.705828</text:p>
          </table:table-cell>
          <table:table-cell office:value-type="float" office:value="0.710593295" calcext:value-type="float">
            <text:p>0.710593</text:p>
          </table:table-cell>
          <table:table-cell office:value-type="float" office:value="0.732935582" calcext:value-type="float">
            <text:p>0.732936</text:p>
          </table:table-cell>
          <table:table-cell office:value-type="float" office:value="0.718442306" calcext:value-type="float">
            <text:p>0.718442</text:p>
          </table:table-cell>
          <table:table-cell office:value-type="float" office:value="0.692797562" calcext:value-type="float">
            <text:p>0.692798</text:p>
          </table:table-cell>
          <table:table-cell office:value-type="float" office:value="0.72686342" calcext:value-type="float">
            <text:p>0.726863</text:p>
          </table:table-cell>
          <table:table-cell table:formula="of:=AVERAGE([.B48:.U48])" office:value-type="float" office:value="0.7143273541" calcext:value-type="float">
            <text:p>0.714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3581" calcext:value-type="float">
            <text:p>0.733581</text:p>
          </table:table-cell>
          <table:table-cell office:value-type="float" office:value="0.755484" calcext:value-type="float">
            <text:p>0.755484</text:p>
          </table:table-cell>
          <table:table-cell office:value-type="float" office:value="0.68053" calcext:value-type="float">
            <text:p>0.680530</text:p>
          </table:table-cell>
          <table:table-cell office:value-type="float" office:value="0.698254" calcext:value-type="float">
            <text:p>0.698254</text:p>
          </table:table-cell>
          <table:table-cell office:value-type="float" office:value="0.693799" calcext:value-type="float">
            <text:p>0.693799</text:p>
          </table:table-cell>
          <table:table-cell office:value-type="float" office:value="0.716971" calcext:value-type="float">
            <text:p>0.716971</text:p>
          </table:table-cell>
          <table:table-cell office:value-type="float" office:value="0.687082" calcext:value-type="float">
            <text:p>0.687082</text:p>
          </table:table-cell>
          <table:table-cell office:value-type="float" office:value="0.773384" calcext:value-type="float">
            <text:p>0.773384</text:p>
          </table:table-cell>
          <table:table-cell office:value-type="float" office:value="0.685644" calcext:value-type="float">
            <text:p>0.685644</text:p>
          </table:table-cell>
          <table:table-cell office:value-type="float" office:value="0.689023" calcext:value-type="float">
            <text:p>0.689023</text:p>
          </table:table-cell>
          <table:table-cell office:value-type="float" office:value="0.687554809" calcext:value-type="float">
            <text:p>0.687555</text:p>
          </table:table-cell>
          <table:table-cell office:value-type="float" office:value="0.680898262" calcext:value-type="float">
            <text:p>0.680898</text:p>
          </table:table-cell>
          <table:table-cell office:value-type="float" office:value="0.766423544" calcext:value-type="float">
            <text:p>0.766424</text:p>
          </table:table-cell>
          <table:table-cell office:value-type="float" office:value="0.679473204" calcext:value-type="float">
            <text:p>0.679473</text:p>
          </table:table-cell>
          <table:table-cell office:value-type="float" office:value="0.682821793" calcext:value-type="float">
            <text:p>0.682822</text:p>
          </table:table-cell>
          <table:table-cell office:value-type="float" office:value="0.723423739" calcext:value-type="float">
            <text:p>0.723424</text:p>
          </table:table-cell>
          <table:table-cell office:value-type="float" office:value="0.740183229" calcext:value-type="float">
            <text:p>0.740183</text:p>
          </table:table-cell>
          <table:table-cell office:value-type="float" office:value="0.762283356" calcext:value-type="float">
            <text:p>0.762283</text:p>
          </table:table-cell>
          <table:table-cell office:value-type="float" office:value="0.68665477" calcext:value-type="float">
            <text:p>0.686655</text:p>
          </table:table-cell>
          <table:table-cell office:value-type="float" office:value="0.704538286" calcext:value-type="float">
            <text:p>0.704538</text:p>
          </table:table-cell>
          <table:table-cell table:formula="of:=AVERAGE([.B49:.U49])" office:value-type="float" office:value="0.7114003496" calcext:value-type="float">
            <text:p>0.7114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4423" calcext:value-type="float">
            <text:p>0.744423</text:p>
          </table:table-cell>
          <table:table-cell office:value-type="float" office:value="0.696579" calcext:value-type="float">
            <text:p>0.696579</text:p>
          </table:table-cell>
          <table:table-cell office:value-type="float" office:value="0.644716" calcext:value-type="float">
            <text:p>0.644716</text:p>
          </table:table-cell>
          <table:table-cell office:value-type="float" office:value="0.674644" calcext:value-type="float">
            <text:p>0.674644</text:p>
          </table:table-cell>
          <table:table-cell office:value-type="float" office:value="0.704376" calcext:value-type="float">
            <text:p>0.704376</text:p>
          </table:table-cell>
          <table:table-cell office:value-type="float" office:value="0.628873" calcext:value-type="float">
            <text:p>0.628873</text:p>
          </table:table-cell>
          <table:table-cell office:value-type="float" office:value="0.964134" calcext:value-type="float">
            <text:p>0.964134</text:p>
          </table:table-cell>
          <table:table-cell office:value-type="float" office:value="0.646433" calcext:value-type="float">
            <text:p>0.646433</text:p>
          </table:table-cell>
          <table:table-cell office:value-type="float" office:value="0.688843" calcext:value-type="float">
            <text:p>0.688843</text:p>
          </table:table-cell>
          <table:table-cell office:value-type="float" office:value="0.633039" calcext:value-type="float">
            <text:p>0.633039</text:p>
          </table:table-cell>
          <table:table-cell office:value-type="float" office:value="0.698036616" calcext:value-type="float">
            <text:p>0.698037</text:p>
          </table:table-cell>
          <table:table-cell office:value-type="float" office:value="0.955456794" calcext:value-type="float">
            <text:p>0.955457</text:p>
          </table:table-cell>
          <table:table-cell office:value-type="float" office:value="0.640615103" calcext:value-type="float">
            <text:p>0.640615</text:p>
          </table:table-cell>
          <table:table-cell office:value-type="float" office:value="0.682643413" calcext:value-type="float">
            <text:p>0.682643</text:p>
          </table:table-cell>
          <table:table-cell office:value-type="float" office:value="0.627341649" calcext:value-type="float">
            <text:p>0.627342</text:p>
          </table:table-cell>
          <table:table-cell office:value-type="float" office:value="0.634532857" calcext:value-type="float">
            <text:p>0.634533</text:p>
          </table:table-cell>
          <table:table-cell office:value-type="float" office:value="0.751122807" calcext:value-type="float">
            <text:p>0.751123</text:p>
          </table:table-cell>
          <table:table-cell office:value-type="float" office:value="0.702848211" calcext:value-type="float">
            <text:p>0.702848</text:p>
          </table:table-cell>
          <table:table-cell office:value-type="float" office:value="0.650518444" calcext:value-type="float">
            <text:p>0.650518</text:p>
          </table:table-cell>
          <table:table-cell office:value-type="float" office:value="0.680715796" calcext:value-type="float">
            <text:p>0.680716</text:p>
          </table:table-cell>
          <table:table-cell table:formula="of:=AVERAGE([.B50:.U50])" office:value-type="float" office:value="0.7024945845" calcext:value-type="float">
            <text:p>0.702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6722" calcext:value-type="float">
            <text:p>1.846722</text:p>
          </table:table-cell>
          <table:table-cell office:value-type="float" office:value="0.946289" calcext:value-type="float">
            <text:p>0.946289</text:p>
          </table:table-cell>
          <table:table-cell office:value-type="float" office:value="0.765032" calcext:value-type="float">
            <text:p>0.765032</text:p>
          </table:table-cell>
          <table:table-cell office:value-type="float" office:value="0.574484" calcext:value-type="float">
            <text:p>0.574484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518407" calcext:value-type="float">
            <text:p>0.518407</text:p>
          </table:table-cell>
          <table:table-cell office:value-type="float" office:value="2.037568" calcext:value-type="float">
            <text:p>2.037568</text:p>
          </table:table-cell>
          <table:table-cell office:value-type="float" office:value="0.950149" calcext:value-type="float">
            <text:p>0.950149</text:p>
          </table:table-cell>
          <table:table-cell office:value-type="float" office:value="0.544598" calcext:value-type="float">
            <text:p>0.544598</text:p>
          </table:table-cell>
          <table:table-cell office:value-type="float" office:value="0.555751" calcext:value-type="float">
            <text:p>0.555751</text:p>
          </table:table-cell>
          <table:table-cell office:value-type="float" office:value="0.547409571" calcext:value-type="float">
            <text:p>0.547410</text:p>
          </table:table-cell>
          <table:table-cell office:value-type="float" office:value="2.019229888" calcext:value-type="float">
            <text:p>2.019230</text:p>
          </table:table-cell>
          <table:table-cell office:value-type="float" office:value="0.941597659" calcext:value-type="float">
            <text:p>0.941598</text:p>
          </table:table-cell>
          <table:table-cell office:value-type="float" office:value="0.539696618" calcext:value-type="float">
            <text:p>0.539697</text:p>
          </table:table-cell>
          <table:table-cell office:value-type="float" office:value="0.550749241" calcext:value-type="float">
            <text:p>0.550749</text:p>
          </table:table-cell>
          <table:table-cell office:value-type="float" office:value="0.523072663" calcext:value-type="float">
            <text:p>0.523073</text:p>
          </table:table-cell>
          <table:table-cell office:value-type="float" office:value="1.863342498" calcext:value-type="float">
            <text:p>1.863342</text:p>
          </table:table-cell>
          <table:table-cell office:value-type="float" office:value="0.954805601" calcext:value-type="float">
            <text:p>0.954806</text:p>
          </table:table-cell>
          <table:table-cell office:value-type="float" office:value="0.771917288" calcext:value-type="float">
            <text:p>0.771917</text:p>
          </table:table-cell>
          <table:table-cell office:value-type="float" office:value="0.579654356" calcext:value-type="float">
            <text:p>0.579654</text:p>
          </table:table-cell>
          <table:table-cell table:formula="of:=AVERAGE([.B51:.U51])" office:value-type="float" office:value="0.92914281915" calcext:value-type="float">
            <text:p>0.929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046" calcext:value-type="float">
            <text:p>0.620460</text:p>
          </table:table-cell>
          <table:table-cell office:value-type="float" office:value="0.472411" calcext:value-type="float">
            <text:p>0.472411</text:p>
          </table:table-cell>
          <table:table-cell office:value-type="float" office:value="1.882498" calcext:value-type="float">
            <text:p>1.882498</text:p>
          </table:table-cell>
          <table:table-cell office:value-type="float" office:value="1.213306" calcext:value-type="float">
            <text:p>1.213306</text:p>
          </table:table-cell>
          <table:table-cell office:value-type="float" office:value="0.450294" calcext:value-type="float">
            <text:p>0.450294</text:p>
          </table:table-cell>
          <table:table-cell office:value-type="float" office:value="0.446496" calcext:value-type="float">
            <text:p>0.446496</text:p>
          </table:table-cell>
          <table:table-cell office:value-type="float" office:value="2.364678" calcext:value-type="float">
            <text:p>2.364678</text:p>
          </table:table-cell>
          <table:table-cell office:value-type="float" office:value="0.511972" calcext:value-type="float">
            <text:p>0.511972</text:p>
          </table:table-cell>
          <table:table-cell office:value-type="float" office:value="0.487981" calcext:value-type="float">
            <text:p>0.487981</text:p>
          </table:table-cell>
          <table:table-cell office:value-type="float" office:value="0.568933" calcext:value-type="float">
            <text:p>0.568933</text:p>
          </table:table-cell>
          <table:table-cell office:value-type="float" office:value="0.446241354" calcext:value-type="float">
            <text:p>0.446241</text:p>
          </table:table-cell>
          <table:table-cell office:value-type="float" office:value="2.343395898" calcext:value-type="float">
            <text:p>2.343396</text:p>
          </table:table-cell>
          <table:table-cell office:value-type="float" office:value="0.507364252" calcext:value-type="float">
            <text:p>0.507364</text:p>
          </table:table-cell>
          <table:table-cell office:value-type="float" office:value="0.483589171" calcext:value-type="float">
            <text:p>0.483589</text:p>
          </table:table-cell>
          <table:table-cell office:value-type="float" office:value="0.563812603" calcext:value-type="float">
            <text:p>0.563813</text:p>
          </table:table-cell>
          <table:table-cell office:value-type="float" office:value="0.450514464" calcext:value-type="float">
            <text:p>0.450514</text:p>
          </table:table-cell>
          <table:table-cell office:value-type="float" office:value="0.62604414" calcext:value-type="float">
            <text:p>0.626044</text:p>
          </table:table-cell>
          <table:table-cell office:value-type="float" office:value="0.476662699" calcext:value-type="float">
            <text:p>0.476663</text:p>
          </table:table-cell>
          <table:table-cell office:value-type="float" office:value="1.899440482" calcext:value-type="float">
            <text:p>1.899440</text:p>
          </table:table-cell>
          <table:table-cell office:value-type="float" office:value="1.224225754" calcext:value-type="float">
            <text:p>1.224226</text:p>
          </table:table-cell>
          <table:table-cell table:formula="of:=AVERAGE([.B52:.U52])" office:value-type="float" office:value="0.90201599085" calcext:value-type="float">
            <text:p>0.902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43277" calcext:value-type="float">
            <text:p>4.243277</text:p>
          </table:table-cell>
          <table:table-cell office:value-type="float" office:value="0.403105" calcext:value-type="float">
            <text:p>0.403105</text:p>
          </table:table-cell>
          <table:table-cell office:value-type="float" office:value="0.476748" calcext:value-type="float">
            <text:p>0.476748</text:p>
          </table:table-cell>
          <table:table-cell office:value-type="float" office:value="3.288763" calcext:value-type="float">
            <text:p>3.288763</text:p>
          </table:table-cell>
          <table:table-cell office:value-type="float" office:value="0.42534" calcext:value-type="float">
            <text:p>0.425340</text:p>
          </table:table-cell>
          <table:table-cell office:value-type="float" office:value="0.4013" calcext:value-type="float">
            <text:p>0.401300</text:p>
          </table:table-cell>
          <table:table-cell office:value-type="float" office:value="1.998791" calcext:value-type="float">
            <text:p>1.998791</text:p>
          </table:table-cell>
          <table:table-cell office:value-type="float" office:value="0.588299" calcext:value-type="float">
            <text:p>0.588299</text:p>
          </table:table-cell>
          <table:table-cell office:value-type="float" office:value="0.392605" calcext:value-type="float">
            <text:p>0.392605</text:p>
          </table:table-cell>
          <table:table-cell office:value-type="float" office:value="0.421707" calcext:value-type="float">
            <text:p>0.421707</text:p>
          </table:table-cell>
          <table:table-cell office:value-type="float" office:value="0.42151194" calcext:value-type="float">
            <text:p>0.421512</text:p>
          </table:table-cell>
          <table:table-cell office:value-type="float" office:value="1.980801881" calcext:value-type="float">
            <text:p>1.980802</text:p>
          </table:table-cell>
          <table:table-cell office:value-type="float" office:value="0.583004309" calcext:value-type="float">
            <text:p>0.583004</text:p>
          </table:table-cell>
          <table:table-cell office:value-type="float" office:value="0.389071555" calcext:value-type="float">
            <text:p>0.389072</text:p>
          </table:table-cell>
          <table:table-cell office:value-type="float" office:value="0.417911637" calcext:value-type="float">
            <text:p>0.417912</text:p>
          </table:table-cell>
          <table:table-cell office:value-type="float" office:value="0.4049117" calcext:value-type="float">
            <text:p>0.404912</text:p>
          </table:table-cell>
          <table:table-cell office:value-type="float" office:value="4.281466493" calcext:value-type="float">
            <text:p>4.281466</text:p>
          </table:table-cell>
          <table:table-cell office:value-type="float" office:value="0.406732945" calcext:value-type="float">
            <text:p>0.406733</text:p>
          </table:table-cell>
          <table:table-cell office:value-type="float" office:value="0.481038732" calcext:value-type="float">
            <text:p>0.481039</text:p>
          </table:table-cell>
          <table:table-cell office:value-type="float" office:value="3.318361867" calcext:value-type="float">
            <text:p>3.318362</text:p>
          </table:table-cell>
          <table:table-cell table:formula="of:=AVERAGE([.B53:.U53])" office:value-type="float" office:value="1.26623740295" calcext:value-type="float">
            <text:p>1.2662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61351" calcext:value-type="float">
            <text:p>2.661351</text:p>
          </table:table-cell>
          <table:table-cell office:value-type="float" office:value="0.393001" calcext:value-type="float">
            <text:p>0.393001</text:p>
          </table:table-cell>
          <table:table-cell office:value-type="float" office:value="0.741164" calcext:value-type="float">
            <text:p>0.741164</text:p>
          </table:table-cell>
          <table:table-cell office:value-type="float" office:value="3.631333" calcext:value-type="float">
            <text:p>3.631333</text:p>
          </table:table-cell>
          <table:table-cell office:value-type="float" office:value="0.374676" calcext:value-type="float">
            <text:p>0.374676</text:p>
          </table:table-cell>
          <table:table-cell office:value-type="float" office:value="0.397261" calcext:value-type="float">
            <text:p>0.397261</text:p>
          </table:table-cell>
          <table:table-cell office:value-type="float" office:value="2.659407" calcext:value-type="float">
            <text:p>2.659407</text:p>
          </table:table-cell>
          <table:table-cell office:value-type="float" office:value="0.391889" calcext:value-type="float">
            <text:p>0.391889</text:p>
          </table:table-cell>
          <table:table-cell office:value-type="float" office:value="0.455969" calcext:value-type="float">
            <text:p>0.455969</text:p>
          </table:table-cell>
          <table:table-cell office:value-type="float" office:value="0.652362" calcext:value-type="float">
            <text:p>0.652362</text:p>
          </table:table-cell>
          <table:table-cell office:value-type="float" office:value="0.371303916" calcext:value-type="float">
            <text:p>0.371304</text:p>
          </table:table-cell>
          <table:table-cell office:value-type="float" office:value="2.635472337" calcext:value-type="float">
            <text:p>2.635472</text:p>
          </table:table-cell>
          <table:table-cell office:value-type="float" office:value="0.388361999" calcext:value-type="float">
            <text:p>0.388362</text:p>
          </table:table-cell>
          <table:table-cell office:value-type="float" office:value="0.451865279" calcext:value-type="float">
            <text:p>0.451865</text:p>
          </table:table-cell>
          <table:table-cell office:value-type="float" office:value="0.646490742" calcext:value-type="float">
            <text:p>0.646491</text:p>
          </table:table-cell>
          <table:table-cell office:value-type="float" office:value="0.400836349" calcext:value-type="float">
            <text:p>0.400836</text:p>
          </table:table-cell>
          <table:table-cell office:value-type="float" office:value="2.685303159" calcext:value-type="float">
            <text:p>2.685303</text:p>
          </table:table-cell>
          <table:table-cell office:value-type="float" office:value="0.396538009" calcext:value-type="float">
            <text:p>0.396538</text:p>
          </table:table-cell>
          <table:table-cell office:value-type="float" office:value="0.747834476" calcext:value-type="float">
            <text:p>0.747834</text:p>
          </table:table-cell>
          <table:table-cell office:value-type="float" office:value="3.664014997" calcext:value-type="float">
            <text:p>3.664015</text:p>
          </table:table-cell>
          <table:table-cell table:formula="of:=AVERAGE([.B54:.U54])" office:value-type="float" office:value="1.23732171315" calcext:value-type="float">
            <text:p>1.2373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5225" calcext:value-type="float">
            <text:p>1.775225</text:p>
          </table:table-cell>
          <table:table-cell office:value-type="float" office:value="0.363564" calcext:value-type="float">
            <text:p>0.363564</text:p>
          </table:table-cell>
          <table:table-cell office:value-type="float" office:value="1.532087" calcext:value-type="float">
            <text:p>1.532087</text:p>
          </table:table-cell>
          <table:table-cell office:value-type="float" office:value="0.408665" calcext:value-type="float">
            <text:p>0.408665</text:p>
          </table:table-cell>
          <table:table-cell office:value-type="float" office:value="0.382917" calcext:value-type="float">
            <text:p>0.382917</text:p>
          </table:table-cell>
          <table:table-cell office:value-type="float" office:value="0.447376" calcext:value-type="float">
            <text:p>0.447376</text:p>
          </table:table-cell>
          <table:table-cell office:value-type="float" office:value="1.738556" calcext:value-type="float">
            <text:p>1.738556</text:p>
          </table:table-cell>
          <table:table-cell office:value-type="float" office:value="0.652975" calcext:value-type="float">
            <text:p>0.652975</text:p>
          </table:table-cell>
          <table:table-cell office:value-type="float" office:value="0.382755" calcext:value-type="float">
            <text:p>0.382755</text:p>
          </table:table-cell>
          <table:table-cell office:value-type="float" office:value="0.388553" calcext:value-type="float">
            <text:p>0.388553</text:p>
          </table:table-cell>
          <table:table-cell office:value-type="float" office:value="0.379470747" calcext:value-type="float">
            <text:p>0.379471</text:p>
          </table:table-cell>
          <table:table-cell office:value-type="float" office:value="1.722908996" calcext:value-type="float">
            <text:p>1.722909</text:p>
          </table:table-cell>
          <table:table-cell office:value-type="float" office:value="0.647098225" calcext:value-type="float">
            <text:p>0.647098</text:p>
          </table:table-cell>
          <table:table-cell office:value-type="float" office:value="0.379310205" calcext:value-type="float">
            <text:p>0.379310</text:p>
          </table:table-cell>
          <table:table-cell office:value-type="float" office:value="0.385056023" calcext:value-type="float">
            <text:p>0.385056</text:p>
          </table:table-cell>
          <table:table-cell office:value-type="float" office:value="0.451402384" calcext:value-type="float">
            <text:p>0.451402</text:p>
          </table:table-cell>
          <table:table-cell office:value-type="float" office:value="1.791202025" calcext:value-type="float">
            <text:p>1.791202</text:p>
          </table:table-cell>
          <table:table-cell office:value-type="float" office:value="0.366836076" calcext:value-type="float">
            <text:p>0.366836</text:p>
          </table:table-cell>
          <table:table-cell office:value-type="float" office:value="1.545875783" calcext:value-type="float">
            <text:p>1.545876</text:p>
          </table:table-cell>
          <table:table-cell office:value-type="float" office:value="0.412342985" calcext:value-type="float">
            <text:p>0.412343</text:p>
          </table:table-cell>
          <table:table-cell table:formula="of:=AVERAGE([.B55:.U55])" office:value-type="float" office:value="0.80770882245" calcext:value-type="float">
            <text:p>0.807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1039" calcext:value-type="float">
            <text:p>0.381039</text:p>
          </table:table-cell>
          <table:table-cell office:value-type="float" office:value="0.456556" calcext:value-type="float">
            <text:p>0.456556</text:p>
          </table:table-cell>
          <table:table-cell office:value-type="float" office:value="0.506892" calcext:value-type="float">
            <text:p>0.506892</text:p>
          </table:table-cell>
          <table:table-cell office:value-type="float" office:value="0.512606" calcext:value-type="float">
            <text:p>0.512606</text:p>
          </table:table-cell>
          <table:table-cell office:value-type="float" office:value="0.43429" calcext:value-type="float">
            <text:p>0.434290</text:p>
          </table:table-cell>
          <table:table-cell office:value-type="float" office:value="0.4022" calcext:value-type="float">
            <text:p>0.402200</text:p>
          </table:table-cell>
          <table:table-cell office:value-type="float" office:value="0.446803" calcext:value-type="float">
            <text:p>0.446803</text:p>
          </table:table-cell>
          <table:table-cell office:value-type="float" office:value="0.385176" calcext:value-type="float">
            <text:p>0.385176</text:p>
          </table:table-cell>
          <table:table-cell office:value-type="float" office:value="0.379873" calcext:value-type="float">
            <text:p>0.379873</text:p>
          </table:table-cell>
          <table:table-cell office:value-type="float" office:value="0.423566" calcext:value-type="float">
            <text:p>0.423566</text:p>
          </table:table-cell>
          <table:table-cell office:value-type="float" office:value="0.43038139" calcext:value-type="float">
            <text:p>0.430381</text:p>
          </table:table-cell>
          <table:table-cell office:value-type="float" office:value="0.442781773" calcext:value-type="float">
            <text:p>0.442782</text:p>
          </table:table-cell>
          <table:table-cell office:value-type="float" office:value="0.381709416" calcext:value-type="float">
            <text:p>0.381709</text:p>
          </table:table-cell>
          <table:table-cell office:value-type="float" office:value="0.376454143" calcext:value-type="float">
            <text:p>0.376454</text:p>
          </table:table-cell>
          <table:table-cell office:value-type="float" office:value="0.419753906" calcext:value-type="float">
            <text:p>0.419754</text:p>
          </table:table-cell>
          <table:table-cell office:value-type="float" office:value="0.4058198" calcext:value-type="float">
            <text:p>0.405820</text:p>
          </table:table-cell>
          <table:table-cell office:value-type="float" office:value="0.384468351" calcext:value-type="float">
            <text:p>0.384468</text:p>
          </table:table-cell>
          <table:table-cell office:value-type="float" office:value="0.460665004" calcext:value-type="float">
            <text:p>0.460665</text:p>
          </table:table-cell>
          <table:table-cell office:value-type="float" office:value="0.511454028" calcext:value-type="float">
            <text:p>0.511454</text:p>
          </table:table-cell>
          <table:table-cell office:value-type="float" office:value="0.517219454" calcext:value-type="float">
            <text:p>0.517219</text:p>
          </table:table-cell>
          <table:table-cell table:formula="of:=AVERAGE([.B56:.U56])" office:value-type="float" office:value="0.43298541325" calcext:value-type="float">
            <text:p>0.432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0843" calcext:value-type="float">
            <text:p>0.420843</text:p>
          </table:table-cell>
          <table:table-cell office:value-type="float" office:value="0.432321" calcext:value-type="float">
            <text:p>0.432321</text:p>
          </table:table-cell>
          <table:table-cell office:value-type="float" office:value="1.796703" calcext:value-type="float">
            <text:p>1.796703</text:p>
          </table:table-cell>
          <table:table-cell office:value-type="float" office:value="0.613327" calcext:value-type="float">
            <text:p>0.613327</text:p>
          </table:table-cell>
          <table:table-cell office:value-type="float" office:value="0.538574" calcext:value-type="float">
            <text:p>0.538574</text:p>
          </table:table-cell>
          <table:table-cell office:value-type="float" office:value="0.51651" calcext:value-type="float">
            <text:p>0.516510</text:p>
          </table:table-cell>
          <table:table-cell office:value-type="float" office:value="3.527875" calcext:value-type="float">
            <text:p>3.527875</text:p>
          </table:table-cell>
          <table:table-cell office:value-type="float" office:value="0.43732" calcext:value-type="float">
            <text:p>0.437320</text:p>
          </table:table-cell>
          <table:table-cell office:value-type="float" office:value="0.400595" calcext:value-type="float">
            <text:p>0.400595</text:p>
          </table:table-cell>
          <table:table-cell office:value-type="float" office:value="0.486125" calcext:value-type="float">
            <text:p>0.486125</text:p>
          </table:table-cell>
          <table:table-cell office:value-type="float" office:value="0.533726834" calcext:value-type="float">
            <text:p>0.533727</text:p>
          </table:table-cell>
          <table:table-cell office:value-type="float" office:value="3.496124125" calcext:value-type="float">
            <text:p>3.496124</text:p>
          </table:table-cell>
          <table:table-cell office:value-type="float" office:value="0.43338412" calcext:value-type="float">
            <text:p>0.433384</text:p>
          </table:table-cell>
          <table:table-cell office:value-type="float" office:value="0.396989645" calcext:value-type="float">
            <text:p>0.396990</text:p>
          </table:table-cell>
          <table:table-cell office:value-type="float" office:value="0.481749875" calcext:value-type="float">
            <text:p>0.481750</text:p>
          </table:table-cell>
          <table:table-cell office:value-type="float" office:value="0.52115859" calcext:value-type="float">
            <text:p>0.521159</text:p>
          </table:table-cell>
          <table:table-cell office:value-type="float" office:value="0.424630587" calcext:value-type="float">
            <text:p>0.424631</text:p>
          </table:table-cell>
          <table:table-cell office:value-type="float" office:value="0.436211889" calcext:value-type="float">
            <text:p>0.436212</text:p>
          </table:table-cell>
          <table:table-cell office:value-type="float" office:value="1.812873327" calcext:value-type="float">
            <text:p>1.812873</text:p>
          </table:table-cell>
          <table:table-cell office:value-type="float" office:value="0.618846943" calcext:value-type="float">
            <text:p>0.618847</text:p>
          </table:table-cell>
          <table:table-cell table:formula="of:=AVERAGE([.B57:.U57])" office:value-type="float" office:value="0.91629444675" calcext:value-type="float">
            <text:p>0.916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508195" calcext:value-type="float">
            <text:p>7.508195</text:p>
          </table:table-cell>
          <table:table-cell office:value-type="float" office:value="0.591474" calcext:value-type="float">
            <text:p>0.591474</text:p>
          </table:table-cell>
          <table:table-cell office:value-type="float" office:value="0.447261" calcext:value-type="float">
            <text:p>0.447261</text:p>
          </table:table-cell>
          <table:table-cell office:value-type="float" office:value="0.634885" calcext:value-type="float">
            <text:p>0.634885</text:p>
          </table:table-cell>
          <table:table-cell office:value-type="float" office:value="0.532496" calcext:value-type="float">
            <text:p>0.532496</text:p>
          </table:table-cell>
          <table:table-cell office:value-type="float" office:value="0.563413" calcext:value-type="float">
            <text:p>0.563413</text:p>
          </table:table-cell>
          <table:table-cell office:value-type="float" office:value="0.813242" calcext:value-type="float">
            <text:p>0.813242</text:p>
          </table:table-cell>
          <table:table-cell office:value-type="float" office:value="1.717129" calcext:value-type="float">
            <text:p>1.717129</text:p>
          </table:table-cell>
          <table:table-cell office:value-type="float" office:value="0.595671" calcext:value-type="float">
            <text:p>0.595671</text:p>
          </table:table-cell>
          <table:table-cell office:value-type="float" office:value="0.551852" calcext:value-type="float">
            <text:p>0.551852</text:p>
          </table:table-cell>
          <table:table-cell office:value-type="float" office:value="0.527703536" calcext:value-type="float">
            <text:p>0.527704</text:p>
          </table:table-cell>
          <table:table-cell office:value-type="float" office:value="0.805922822" calcext:value-type="float">
            <text:p>0.805923</text:p>
          </table:table-cell>
          <table:table-cell office:value-type="float" office:value="1.701674839" calcext:value-type="float">
            <text:p>1.701675</text:p>
          </table:table-cell>
          <table:table-cell office:value-type="float" office:value="0.590309961" calcext:value-type="float">
            <text:p>0.590310</text:p>
          </table:table-cell>
          <table:table-cell office:value-type="float" office:value="0.546885332" calcext:value-type="float">
            <text:p>0.546885</text:p>
          </table:table-cell>
          <table:table-cell office:value-type="float" office:value="0.568483717" calcext:value-type="float">
            <text:p>0.568484</text:p>
          </table:table-cell>
          <table:table-cell office:value-type="float" office:value="7.575768755" calcext:value-type="float">
            <text:p>7.575769</text:p>
          </table:table-cell>
          <table:table-cell office:value-type="float" office:value="0.596797266" calcext:value-type="float">
            <text:p>0.596797</text:p>
          </table:table-cell>
          <table:table-cell office:value-type="float" office:value="0.451286349" calcext:value-type="float">
            <text:p>0.451286</text:p>
          </table:table-cell>
          <table:table-cell office:value-type="float" office:value="0.640598965" calcext:value-type="float">
            <text:p>0.640599</text:p>
          </table:table-cell>
          <table:table-cell table:formula="of:=AVERAGE([.B58:.U58])" office:value-type="float" office:value="1.3980524771" calcext:value-type="float">
            <text:p>1.3980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8343" calcext:value-type="float">
            <text:p>0.608343</text:p>
          </table:table-cell>
          <table:table-cell office:value-type="float" office:value="0.980611" calcext:value-type="float">
            <text:p>0.980611</text:p>
          </table:table-cell>
          <table:table-cell office:value-type="float" office:value="0.54007" calcext:value-type="float">
            <text:p>0.540070</text:p>
          </table:table-cell>
          <table:table-cell office:value-type="float" office:value="0.620755" calcext:value-type="float">
            <text:p>0.620755</text:p>
          </table:table-cell>
          <table:table-cell office:value-type="float" office:value="0.648382" calcext:value-type="float">
            <text:p>0.648382</text:p>
          </table:table-cell>
          <table:table-cell office:value-type="float" office:value="0.655014" calcext:value-type="float">
            <text:p>0.655014</text:p>
          </table:table-cell>
          <table:table-cell office:value-type="float" office:value="3.626972" calcext:value-type="float">
            <text:p>3.626972</text:p>
          </table:table-cell>
          <table:table-cell office:value-type="float" office:value="0.856055" calcext:value-type="float">
            <text:p>0.856055</text:p>
          </table:table-cell>
          <table:table-cell office:value-type="float" office:value="1.161366" calcext:value-type="float">
            <text:p>1.161366</text:p>
          </table:table-cell>
          <table:table-cell office:value-type="float" office:value="0.765182" calcext:value-type="float">
            <text:p>0.765182</text:p>
          </table:table-cell>
          <table:table-cell office:value-type="float" office:value="0.642546562" calcext:value-type="float">
            <text:p>0.642547</text:p>
          </table:table-cell>
          <table:table-cell office:value-type="float" office:value="3.594329252" calcext:value-type="float">
            <text:p>3.594329</text:p>
          </table:table-cell>
          <table:table-cell office:value-type="float" office:value="0.848350505" calcext:value-type="float">
            <text:p>0.848351</text:p>
          </table:table-cell>
          <table:table-cell office:value-type="float" office:value="1.150913706" calcext:value-type="float">
            <text:p>1.150914</text:p>
          </table:table-cell>
          <table:table-cell office:value-type="float" office:value="0.758295362" calcext:value-type="float">
            <text:p>0.758295</text:p>
          </table:table-cell>
          <table:table-cell office:value-type="float" office:value="0.660909126" calcext:value-type="float">
            <text:p>0.660909</text:p>
          </table:table-cell>
          <table:table-cell office:value-type="float" office:value="0.613818087" calcext:value-type="float">
            <text:p>0.613818</text:p>
          </table:table-cell>
          <table:table-cell office:value-type="float" office:value="0.989436499" calcext:value-type="float">
            <text:p>0.989436</text:p>
          </table:table-cell>
          <table:table-cell office:value-type="float" office:value="0.54493063" calcext:value-type="float">
            <text:p>0.544931</text:p>
          </table:table-cell>
          <table:table-cell office:value-type="float" office:value="0.626341795" calcext:value-type="float">
            <text:p>0.626342</text:p>
          </table:table-cell>
          <table:table-cell table:formula="of:=AVERAGE([.B59:.U59])" office:value-type="float" office:value="1.0446310762" calcext:value-type="float">
            <text:p>1.044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79893" calcext:value-type="float">
            <text:p>0.679893</text:p>
          </table:table-cell>
          <table:table-cell office:value-type="float" office:value="0.955989" calcext:value-type="float">
            <text:p>0.955989</text:p>
          </table:table-cell>
          <table:table-cell office:value-type="float" office:value="0.717973" calcext:value-type="float">
            <text:p>0.717973</text:p>
          </table:table-cell>
          <table:table-cell office:value-type="float" office:value="0.615164" calcext:value-type="float">
            <text:p>0.615164</text:p>
          </table:table-cell>
          <table:table-cell office:value-type="float" office:value="0.957474" calcext:value-type="float">
            <text:p>0.957474</text:p>
          </table:table-cell>
          <table:table-cell office:value-type="float" office:value="0.763737" calcext:value-type="float">
            <text:p>0.763737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4405" calcext:value-type="float">
            <text:p>0.744050</text:p>
          </table:table-cell>
          <table:table-cell office:value-type="float" office:value="0.767702" calcext:value-type="float">
            <text:p>0.767702</text:p>
          </table:table-cell>
          <table:table-cell office:value-type="float" office:value="0.753734" calcext:value-type="float">
            <text:p>0.753734</text:p>
          </table:table-cell>
          <table:table-cell office:value-type="float" office:value="0.948856734" calcext:value-type="float">
            <text:p>0.948857</text:p>
          </table:table-cell>
          <table:table-cell office:value-type="float" office:value="0.777471212" calcext:value-type="float">
            <text:p>0.777471</text:p>
          </table:table-cell>
          <table:table-cell office:value-type="float" office:value="0.73735355" calcext:value-type="float">
            <text:p>0.737354</text:p>
          </table:table-cell>
          <table:table-cell office:value-type="float" office:value="0.760792682" calcext:value-type="float">
            <text:p>0.760793</text:p>
          </table:table-cell>
          <table:table-cell office:value-type="float" office:value="0.746950394" calcext:value-type="float">
            <text:p>0.746950</text:p>
          </table:table-cell>
          <table:table-cell office:value-type="float" office:value="0.770610633" calcext:value-type="float">
            <text:p>0.770611</text:p>
          </table:table-cell>
          <table:table-cell office:value-type="float" office:value="0.686012037" calcext:value-type="float">
            <text:p>0.686012</text:p>
          </table:table-cell>
          <table:table-cell office:value-type="float" office:value="0.964592901" calcext:value-type="float">
            <text:p>0.964593</text:p>
          </table:table-cell>
          <table:table-cell office:value-type="float" office:value="0.724434757" calcext:value-type="float">
            <text:p>0.724435</text:p>
          </table:table-cell>
          <table:table-cell office:value-type="float" office:value="0.620700476" calcext:value-type="float">
            <text:p>0.620700</text:p>
          </table:table-cell>
          <table:table-cell table:formula="of:=AVERAGE([.B60:.U60])" office:value-type="float" office:value="0.7739011688" calcext:value-type="float">
            <text:p>0.773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90855" calcext:value-type="float">
            <text:p>0.790855</text:p>
          </table:table-cell>
          <table:table-cell office:value-type="float" office:value="0.928582" calcext:value-type="float">
            <text:p>0.928582</text:p>
          </table:table-cell>
          <table:table-cell office:value-type="float" office:value="1.055685" calcext:value-type="float">
            <text:p>1.055685</text:p>
          </table:table-cell>
          <table:table-cell office:value-type="float" office:value="1.056611" calcext:value-type="float">
            <text:p>1.056611</text:p>
          </table:table-cell>
          <table:table-cell office:value-type="float" office:value="0.920153" calcext:value-type="float">
            <text:p>0.920153</text:p>
          </table:table-cell>
          <table:table-cell office:value-type="float" office:value="0.842985" calcext:value-type="float">
            <text:p>0.842985</text:p>
          </table:table-cell>
          <table:table-cell office:value-type="float" office:value="0.873053" calcext:value-type="float">
            <text:p>0.873053</text:p>
          </table:table-cell>
          <table:table-cell office:value-type="float" office:value="1.967678" calcext:value-type="float">
            <text:p>1.967678</text:p>
          </table:table-cell>
          <table:table-cell office:value-type="float" office:value="0.773144" calcext:value-type="float">
            <text:p>0.773144</text:p>
          </table:table-cell>
          <table:table-cell office:value-type="float" office:value="1.117208" calcext:value-type="float">
            <text:p>1.117208</text:p>
          </table:table-cell>
          <table:table-cell office:value-type="float" office:value="0.911871623" calcext:value-type="float">
            <text:p>0.911872</text:p>
          </table:table-cell>
          <table:table-cell office:value-type="float" office:value="0.865195523" calcext:value-type="float">
            <text:p>0.865196</text:p>
          </table:table-cell>
          <table:table-cell office:value-type="float" office:value="1.949968898" calcext:value-type="float">
            <text:p>1.949969</text:p>
          </table:table-cell>
          <table:table-cell office:value-type="float" office:value="0.766185704" calcext:value-type="float">
            <text:p>0.766186</text:p>
          </table:table-cell>
          <table:table-cell office:value-type="float" office:value="1.107153128" calcext:value-type="float">
            <text:p>1.107153</text:p>
          </table:table-cell>
          <table:table-cell office:value-type="float" office:value="0.850571865" calcext:value-type="float">
            <text:p>0.850572</text:p>
          </table:table-cell>
          <table:table-cell office:value-type="float" office:value="0.797972695" calcext:value-type="float">
            <text:p>0.797973</text:p>
          </table:table-cell>
          <table:table-cell office:value-type="float" office:value="0.936939238" calcext:value-type="float">
            <text:p>0.936939</text:p>
          </table:table-cell>
          <table:table-cell office:value-type="float" office:value="1.065186165" calcext:value-type="float">
            <text:p>1.065186</text:p>
          </table:table-cell>
          <table:table-cell office:value-type="float" office:value="1.066120499" calcext:value-type="float">
            <text:p>1.066120</text:p>
          </table:table-cell>
          <table:table-cell table:formula="of:=AVERAGE([.B61:.U61])" office:value-type="float" office:value="1.0321559669" calcext:value-type="float">
            <text:p>1.032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2342" calcext:value-type="float">
            <text:p>0.952342</text:p>
          </table:table-cell>
          <table:table-cell office:value-type="float" office:value="0.880129" calcext:value-type="float">
            <text:p>0.880129</text:p>
          </table:table-cell>
          <table:table-cell office:value-type="float" office:value="1.005587" calcext:value-type="float">
            <text:p>1.005587</text:p>
          </table:table-cell>
          <table:table-cell office:value-type="float" office:value="0.967611" calcext:value-type="float">
            <text:p>0.967611</text:p>
          </table:table-cell>
          <table:table-cell office:value-type="float" office:value="0.977899" calcext:value-type="float">
            <text:p>0.977899</text:p>
          </table:table-cell>
          <table:table-cell office:value-type="float" office:value="0.876864" calcext:value-type="float">
            <text:p>0.876864</text:p>
          </table:table-cell>
          <table:table-cell office:value-type="float" office:value="1.081501" calcext:value-type="float">
            <text:p>1.081501</text:p>
          </table:table-cell>
          <table:table-cell office:value-type="float" office:value="2.238665" calcext:value-type="float">
            <text:p>2.238665</text:p>
          </table:table-cell>
          <table:table-cell office:value-type="float" office:value="1.018233" calcext:value-type="float">
            <text:p>1.018233</text:p>
          </table:table-cell>
          <table:table-cell office:value-type="float" office:value="1.117615" calcext:value-type="float">
            <text:p>1.117615</text:p>
          </table:table-cell>
          <table:table-cell office:value-type="float" office:value="0.969097909" calcext:value-type="float">
            <text:p>0.969098</text:p>
          </table:table-cell>
          <table:table-cell office:value-type="float" office:value="1.071767491" calcext:value-type="float">
            <text:p>1.071767</text:p>
          </table:table-cell>
          <table:table-cell office:value-type="float" office:value="2.218517015" calcext:value-type="float">
            <text:p>2.218517</text:p>
          </table:table-cell>
          <table:table-cell office:value-type="float" office:value="1.009068903" calcext:value-type="float">
            <text:p>1.009069</text:p>
          </table:table-cell>
          <table:table-cell office:value-type="float" office:value="1.107556465" calcext:value-type="float">
            <text:p>1.107556</text:p>
          </table:table-cell>
          <table:table-cell office:value-type="float" office:value="0.884755776" calcext:value-type="float">
            <text:p>0.884756</text:p>
          </table:table-cell>
          <table:table-cell office:value-type="float" office:value="0.960913078" calcext:value-type="float">
            <text:p>0.960913</text:p>
          </table:table-cell>
          <table:table-cell office:value-type="float" office:value="0.888050161" calcext:value-type="float">
            <text:p>0.888050</text:p>
          </table:table-cell>
          <table:table-cell office:value-type="float" office:value="1.014637283" calcext:value-type="float">
            <text:p>1.014637</text:p>
          </table:table-cell>
          <table:table-cell office:value-type="float" office:value="0.976319499" calcext:value-type="float">
            <text:p>0.976319</text:p>
          </table:table-cell>
          <table:table-cell table:formula="of:=AVERAGE([.B62:.U62])" office:value-type="float" office:value="1.110856479" calcext:value-type="float">
            <text:p>1.110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39121" calcext:value-type="float">
            <text:p>1.239121</text:p>
          </table:table-cell>
          <table:table-cell office:value-type="float" office:value="1.079497" calcext:value-type="float">
            <text:p>1.079497</text:p>
          </table:table-cell>
          <table:table-cell office:value-type="float" office:value="1.152185" calcext:value-type="float">
            <text:p>1.152185</text:p>
          </table:table-cell>
          <table:table-cell office:value-type="float" office:value="1.106589" calcext:value-type="float">
            <text:p>1.106589</text:p>
          </table:table-cell>
          <table:table-cell office:value-type="float" office:value="1.16333" calcext:value-type="float">
            <text:p>1.163330</text:p>
          </table:table-cell>
          <table:table-cell office:value-type="float" office:value="1.079596" calcext:value-type="float">
            <text:p>1.079596</text:p>
          </table:table-cell>
          <table:table-cell office:value-type="float" office:value="1.203181" calcext:value-type="float">
            <text:p>1.203181</text:p>
          </table:table-cell>
          <table:table-cell office:value-type="float" office:value="1.113349" calcext:value-type="float">
            <text:p>1.113349</text:p>
          </table:table-cell>
          <table:table-cell office:value-type="float" office:value="1.159893" calcext:value-type="float">
            <text:p>1.159893</text:p>
          </table:table-cell>
          <table:table-cell office:value-type="float" office:value="1.163504" calcext:value-type="float">
            <text:p>1.163504</text:p>
          </table:table-cell>
          <table:table-cell office:value-type="float" office:value="1.15286003" calcext:value-type="float">
            <text:p>1.152860</text:p>
          </table:table-cell>
          <table:table-cell office:value-type="float" office:value="1.192352371" calcext:value-type="float">
            <text:p>1.192352</text:p>
          </table:table-cell>
          <table:table-cell office:value-type="float" office:value="1.103328859" calcext:value-type="float">
            <text:p>1.103329</text:p>
          </table:table-cell>
          <table:table-cell office:value-type="float" office:value="1.149453963" calcext:value-type="float">
            <text:p>1.149454</text:p>
          </table:table-cell>
          <table:table-cell office:value-type="float" office:value="1.153032464" calcext:value-type="float">
            <text:p>1.153032</text:p>
          </table:table-cell>
          <table:table-cell office:value-type="float" office:value="1.089312364" calcext:value-type="float">
            <text:p>1.089312</text:p>
          </table:table-cell>
          <table:table-cell office:value-type="float" office:value="1.250273089" calcext:value-type="float">
            <text:p>1.250273</text:p>
          </table:table-cell>
          <table:table-cell office:value-type="float" office:value="1.089212473" calcext:value-type="float">
            <text:p>1.089212</text:p>
          </table:table-cell>
          <table:table-cell office:value-type="float" office:value="1.162554665" calcext:value-type="float">
            <text:p>1.162555</text:p>
          </table:table-cell>
          <table:table-cell office:value-type="float" office:value="1.116548301" calcext:value-type="float">
            <text:p>1.116548</text:p>
          </table:table-cell>
          <table:table-cell table:formula="of:=AVERAGE([.B63:.U63])" office:value-type="float" office:value="1.14595867895" calcext:value-type="float">
            <text:p>1.1459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86787" calcext:value-type="float">
            <text:p>1.286787</text:p>
          </table:table-cell>
          <table:table-cell office:value-type="float" office:value="1.345873" calcext:value-type="float">
            <text:p>1.345873</text:p>
          </table:table-cell>
          <table:table-cell office:value-type="float" office:value="1.224422" calcext:value-type="float">
            <text:p>1.224422</text:p>
          </table:table-cell>
          <table:table-cell office:value-type="float" office:value="1.189164" calcext:value-type="float">
            <text:p>1.189164</text:p>
          </table:table-cell>
          <table:table-cell office:value-type="float" office:value="1.324945" calcext:value-type="float">
            <text:p>1.324945</text:p>
          </table:table-cell>
          <table:table-cell office:value-type="float" office:value="1.283215" calcext:value-type="float">
            <text:p>1.283215</text:p>
          </table:table-cell>
          <table:table-cell office:value-type="float" office:value="1.301708" calcext:value-type="float">
            <text:p>1.301708</text:p>
          </table:table-cell>
          <table:table-cell office:value-type="float" office:value="1.421832" calcext:value-type="float">
            <text:p>1.421832</text:p>
          </table:table-cell>
          <table:table-cell office:value-type="float" office:value="1.375212" calcext:value-type="float">
            <text:p>1.375212</text:p>
          </table:table-cell>
          <table:table-cell office:value-type="float" office:value="1.618152" calcext:value-type="float">
            <text:p>1.618152</text:p>
          </table:table-cell>
          <table:table-cell office:value-type="float" office:value="1.313020495" calcext:value-type="float">
            <text:p>1.313020</text:p>
          </table:table-cell>
          <table:table-cell office:value-type="float" office:value="1.289992628" calcext:value-type="float">
            <text:p>1.289993</text:p>
          </table:table-cell>
          <table:table-cell office:value-type="float" office:value="1.409035512" calcext:value-type="float">
            <text:p>1.409036</text:p>
          </table:table-cell>
          <table:table-cell office:value-type="float" office:value="1.362835092" calcext:value-type="float">
            <text:p>1.362835</text:p>
          </table:table-cell>
          <table:table-cell office:value-type="float" office:value="1.603588632" calcext:value-type="float">
            <text:p>1.603589</text:p>
          </table:table-cell>
          <table:table-cell office:value-type="float" office:value="1.294763935" calcext:value-type="float">
            <text:p>1.294764</text:p>
          </table:table-cell>
          <table:table-cell office:value-type="float" office:value="1.298368083" calcext:value-type="float">
            <text:p>1.298368</text:p>
          </table:table-cell>
          <table:table-cell office:value-type="float" office:value="1.357985857" calcext:value-type="float">
            <text:p>1.357986</text:p>
          </table:table-cell>
          <table:table-cell office:value-type="float" office:value="1.235441798" calcext:value-type="float">
            <text:p>1.235442</text:p>
          </table:table-cell>
          <table:table-cell office:value-type="float" office:value="1.199866476" calcext:value-type="float">
            <text:p>1.199866</text:p>
          </table:table-cell>
          <table:table-cell table:formula="of:=AVERAGE([.B64:.U64])" office:value-type="float" office:value="1.3368104254" calcext:value-type="float">
            <text:p>1.3368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08772" calcext:value-type="float">
            <text:p>1.408772</text:p>
          </table:table-cell>
          <table:table-cell office:value-type="float" office:value="1.373234" calcext:value-type="float">
            <text:p>1.373234</text:p>
          </table:table-cell>
          <table:table-cell office:value-type="float" office:value="1.40163" calcext:value-type="float">
            <text:p>1.401630</text:p>
          </table:table-cell>
          <table:table-cell office:value-type="float" office:value="1.344862" calcext:value-type="float">
            <text:p>1.344862</text:p>
          </table:table-cell>
          <table:table-cell office:value-type="float" office:value="1.553013" calcext:value-type="float">
            <text:p>1.553013</text:p>
          </table:table-cell>
          <table:table-cell office:value-type="float" office:value="1.666311" calcext:value-type="float">
            <text:p>1.666311</text:p>
          </table:table-cell>
          <table:table-cell office:value-type="float" office:value="1.437127" calcext:value-type="float">
            <text:p>1.437127</text:p>
          </table:table-cell>
          <table:table-cell office:value-type="float" office:value="1.781468" calcext:value-type="float">
            <text:p>1.781468</text:p>
          </table:table-cell>
          <table:table-cell office:value-type="float" office:value="1.482948" calcext:value-type="float">
            <text:p>1.482948</text:p>
          </table:table-cell>
          <table:table-cell office:value-type="float" office:value="1.828515" calcext:value-type="float">
            <text:p>1.828515</text:p>
          </table:table-cell>
          <table:table-cell office:value-type="float" office:value="1.539035883" calcext:value-type="float">
            <text:p>1.539036</text:p>
          </table:table-cell>
          <table:table-cell office:value-type="float" office:value="1.424192857" calcext:value-type="float">
            <text:p>1.424193</text:p>
          </table:table-cell>
          <table:table-cell office:value-type="float" office:value="1.765434788" calcext:value-type="float">
            <text:p>1.765435</text:p>
          </table:table-cell>
          <table:table-cell office:value-type="float" office:value="1.469601468" calcext:value-type="float">
            <text:p>1.469601</text:p>
          </table:table-cell>
          <table:table-cell office:value-type="float" office:value="1.812058365" calcext:value-type="float">
            <text:p>1.812058</text:p>
          </table:table-cell>
          <table:table-cell office:value-type="float" office:value="1.681307799" calcext:value-type="float">
            <text:p>1.681308</text:p>
          </table:table-cell>
          <table:table-cell office:value-type="float" office:value="1.421450948" calcext:value-type="float">
            <text:p>1.421451</text:p>
          </table:table-cell>
          <table:table-cell office:value-type="float" office:value="1.385593106" calcext:value-type="float">
            <text:p>1.385593</text:p>
          </table:table-cell>
          <table:table-cell office:value-type="float" office:value="1.41424467" calcext:value-type="float">
            <text:p>1.414245</text:p>
          </table:table-cell>
          <table:table-cell office:value-type="float" office:value="1.356965758" calcext:value-type="float">
            <text:p>1.356966</text:p>
          </table:table-cell>
          <table:table-cell table:formula="of:=AVERAGE([.B65:.U65])" office:value-type="float" office:value="1.5273882821" calcext:value-type="float">
            <text:p>1.5273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02352" calcext:value-type="float">
            <text:p>1.502352</text:p>
          </table:table-cell>
          <table:table-cell office:value-type="float" office:value="1.458593" calcext:value-type="float">
            <text:p>1.458593</text:p>
          </table:table-cell>
          <table:table-cell office:value-type="float" office:value="1.499789" calcext:value-type="float">
            <text:p>1.499789</text:p>
          </table:table-cell>
          <table:table-cell office:value-type="float" office:value="1.468659" calcext:value-type="float">
            <text:p>1.468659</text:p>
          </table:table-cell>
          <table:table-cell office:value-type="float" office:value="1.647592" calcext:value-type="float">
            <text:p>1.647592</text:p>
          </table:table-cell>
          <table:table-cell office:value-type="float" office:value="1.801787" calcext:value-type="float">
            <text:p>1.801787</text:p>
          </table:table-cell>
          <table:table-cell office:value-type="float" office:value="1.557761" calcext:value-type="float">
            <text:p>1.557761</text:p>
          </table:table-cell>
          <table:table-cell office:value-type="float" office:value="1.897456" calcext:value-type="float">
            <text:p>1.897456</text:p>
          </table:table-cell>
          <table:table-cell office:value-type="float" office:value="1.54219" calcext:value-type="float">
            <text:p>1.542190</text:p>
          </table:table-cell>
          <table:table-cell office:value-type="float" office:value="1.998176" calcext:value-type="float">
            <text:p>1.998176</text:p>
          </table:table-cell>
          <table:table-cell office:value-type="float" office:value="1.632763672" calcext:value-type="float">
            <text:p>1.632764</text:p>
          </table:table-cell>
          <table:table-cell office:value-type="float" office:value="1.543741151" calcext:value-type="float">
            <text:p>1.543741</text:p>
          </table:table-cell>
          <table:table-cell office:value-type="float" office:value="1.880378896" calcext:value-type="float">
            <text:p>1.880379</text:p>
          </table:table-cell>
          <table:table-cell office:value-type="float" office:value="1.52831029" calcext:value-type="float">
            <text:p>1.528310</text:p>
          </table:table-cell>
          <table:table-cell office:value-type="float" office:value="1.980192416" calcext:value-type="float">
            <text:p>1.980192</text:p>
          </table:table-cell>
          <table:table-cell office:value-type="float" office:value="1.818003083" calcext:value-type="float">
            <text:p>1.818003</text:p>
          </table:table-cell>
          <table:table-cell office:value-type="float" office:value="1.515873168" calcext:value-type="float">
            <text:p>1.515873</text:p>
          </table:table-cell>
          <table:table-cell office:value-type="float" office:value="1.471720337" calcext:value-type="float">
            <text:p>1.471720</text:p>
          </table:table-cell>
          <table:table-cell office:value-type="float" office:value="1.513287101" calcext:value-type="float">
            <text:p>1.513287</text:p>
          </table:table-cell>
          <table:table-cell office:value-type="float" office:value="1.481876931" calcext:value-type="float">
            <text:p>1.481877</text:p>
          </table:table-cell>
          <table:table-cell table:formula="of:=AVERAGE([.B66:.U66])" office:value-type="float" office:value="1.63702510225" calcext:value-type="float">
            <text:p>1.637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55845" calcext:value-type="float">
            <text:p>1.555845</text:p>
          </table:table-cell>
          <table:table-cell office:value-type="float" office:value="1.446635" calcext:value-type="float">
            <text:p>1.446635</text:p>
          </table:table-cell>
          <table:table-cell office:value-type="float" office:value="1.513005" calcext:value-type="float">
            <text:p>1.513005</text:p>
          </table:table-cell>
          <table:table-cell office:value-type="float" office:value="1.475441" calcext:value-type="float">
            <text:p>1.475441</text:p>
          </table:table-cell>
          <table:table-cell office:value-type="float" office:value="1.643295" calcext:value-type="float">
            <text:p>1.643295</text:p>
          </table:table-cell>
          <table:table-cell office:value-type="float" office:value="1.845151" calcext:value-type="float">
            <text:p>1.845151</text:p>
          </table:table-cell>
          <table:table-cell office:value-type="float" office:value="1.568576" calcext:value-type="float">
            <text:p>1.568576</text:p>
          </table:table-cell>
          <table:table-cell office:value-type="float" office:value="1.863236" calcext:value-type="float">
            <text:p>1.863236</text:p>
          </table:table-cell>
          <table:table-cell office:value-type="float" office:value="1.551922" calcext:value-type="float">
            <text:p>1.551922</text:p>
          </table:table-cell>
          <table:table-cell office:value-type="float" office:value="1.97596" calcext:value-type="float">
            <text:p>1.975960</text:p>
          </table:table-cell>
          <table:table-cell office:value-type="float" office:value="1.628505345" calcext:value-type="float">
            <text:p>1.628505</text:p>
          </table:table-cell>
          <table:table-cell office:value-type="float" office:value="1.554458816" calcext:value-type="float">
            <text:p>1.554459</text:p>
          </table:table-cell>
          <table:table-cell office:value-type="float" office:value="1.846466876" calcext:value-type="float">
            <text:p>1.846467</text:p>
          </table:table-cell>
          <table:table-cell office:value-type="float" office:value="1.537954702" calcext:value-type="float">
            <text:p>1.537955</text:p>
          </table:table-cell>
          <table:table-cell office:value-type="float" office:value="1.95817636" calcext:value-type="float">
            <text:p>1.958176</text:p>
          </table:table-cell>
          <table:table-cell office:value-type="float" office:value="1.861757359" calcext:value-type="float">
            <text:p>1.861757</text:p>
          </table:table-cell>
          <table:table-cell office:value-type="float" office:value="1.569847605" calcext:value-type="float">
            <text:p>1.569848</text:p>
          </table:table-cell>
          <table:table-cell office:value-type="float" office:value="1.459654715" calcext:value-type="float">
            <text:p>1.459655</text:p>
          </table:table-cell>
          <table:table-cell office:value-type="float" office:value="1.526622045" calcext:value-type="float">
            <text:p>1.526622</text:p>
          </table:table-cell>
          <table:table-cell office:value-type="float" office:value="1.488719969" calcext:value-type="float">
            <text:p>1.488720</text:p>
          </table:table-cell>
          <table:table-cell table:formula="of:=AVERAGE([.B67:.U67])" office:value-type="float" office:value="1.6435614896" calcext:value-type="float">
            <text:p>1.643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00/00/00</text:date>, <text:time style:data-style-name="N2" text:time-value="10:35:50.318953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7-25T10:56:20.975430689</dc:date>
    <meta:editing-duration>PT3H9M29S</meta:editing-duration>
    <meta:editing-cycles>19</meta:editing-cycles>
    <meta:generator>LibreOffice/6.0.7.3$Linux_X86_64 LibreOffice_project/00m0$Build-3</meta:generator>
    <meta:document-statistic meta:table-count="1" meta:cell-count="1386" meta:object-count="0"/>
  </office:meta>
</office:document-meta>
</file>